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ela1" style:family="table">
      <style:table-properties style:width="13.882cm" table:align="left"/>
    </style:style>
    <style:style style:name="Tabela1.A" style:family="table-column">
      <style:table-column-properties style:column-width="0.459cm"/>
    </style:style>
    <style:style style:name="Tabela1.B" style:family="table-column">
      <style:table-column-properties style:column-width="13.423cm"/>
    </style:style>
    <style:style style:name="Tabela1.A1" style:family="table-cell">
      <style:table-cell-properties style:vertical-align="middle"/>
    </style:style>
    <style:style style:name="Tabela2" style:family="table">
      <style:table-properties style:width="12.644cm" table:align="left"/>
    </style:style>
    <style:style style:name="Tabela2.A" style:family="table-column">
      <style:table-column-properties style:column-width="0.247cm"/>
    </style:style>
    <style:style style:name="Tabela2.B" style:family="table-column">
      <style:table-column-properties style:column-width="12.397cm"/>
    </style:style>
    <style:style style:name="Tabela2.A1" style:family="table-cell">
      <style:table-cell-properties style:vertical-align="middle"/>
    </style:style>
    <style:style style:name="Tabela3" style:family="table">
      <style:table-properties style:width="15.882cm" table:align="left"/>
    </style:style>
    <style:style style:name="Tabela3.A" style:family="table-column">
      <style:table-column-properties style:column-width="0.459cm"/>
    </style:style>
    <style:style style:name="Tabela3.B" style:family="table-column">
      <style:table-column-properties style:column-width="15.423cm"/>
    </style:style>
    <style:style style:name="Tabela3.A1" style:family="table-cell">
      <style:table-cell-properties style:vertical-align="middle"/>
    </style:style>
    <style:style style:name="Tabela4" style:family="table">
      <style:table-properties style:width="16.729cm" table:align="left"/>
    </style:style>
    <style:style style:name="Tabela4.A" style:family="table-column">
      <style:table-column-properties style:column-width="0.459cm"/>
    </style:style>
    <style:style style:name="Tabela4.B" style:family="table-column">
      <style:table-column-properties style:column-width="16.27cm"/>
    </style:style>
    <style:style style:name="Tabela4.A1" style:family="table-cell">
      <style:table-cell-properties style:vertical-align="middle"/>
    </style:style>
    <style:style style:name="Tabela5" style:family="table">
      <style:table-properties style:width="15.755cm" table:align="left"/>
    </style:style>
    <style:style style:name="Tabela5.A" style:family="table-column">
      <style:table-column-properties style:column-width="0.459cm"/>
    </style:style>
    <style:style style:name="Tabela5.B" style:family="table-column">
      <style:table-column-properties style:column-width="15.296cm"/>
    </style:style>
    <style:style style:name="Tabela5.A1" style:family="table-cell">
      <style:table-cell-properties style:vertical-align="middle"/>
    </style:style>
    <style:style style:name="Tabela6" style:family="table">
      <style:table-properties style:width="9.267cm" table:align="left"/>
    </style:style>
    <style:style style:name="Tabela6.A" style:family="table-column">
      <style:table-column-properties style:column-width="0.247cm"/>
    </style:style>
    <style:style style:name="Tabela6.B" style:family="table-column">
      <style:table-column-properties style:column-width="9.021cm"/>
    </style:style>
    <style:style style:name="Tabela6.A1" style:family="table-cell">
      <style:table-cell-properties style:vertical-align="middle"/>
    </style:style>
    <style:style style:name="Tabela7" style:family="table">
      <style:table-properties style:width="11.829cm" table:align="left"/>
    </style:style>
    <style:style style:name="Tabela7.A" style:family="table-column">
      <style:table-column-properties style:column-width="0.247cm"/>
    </style:style>
    <style:style style:name="Tabela7.B" style:family="table-column">
      <style:table-column-properties style:column-width="11.582cm"/>
    </style:style>
    <style:style style:name="Tabela7.A1" style:family="table-cell">
      <style:table-cell-properties style:vertical-align="middle"/>
    </style:style>
    <style:style style:name="Tabela8" style:family="table">
      <style:table-properties style:width="13.533cm" table:align="left"/>
    </style:style>
    <style:style style:name="Tabela8.A" style:family="table-column">
      <style:table-column-properties style:column-width="0.459cm"/>
    </style:style>
    <style:style style:name="Tabela8.B" style:family="table-column">
      <style:table-column-properties style:column-width="13.074cm"/>
    </style:style>
    <style:style style:name="Tabela8.A1" style:family="table-cell">
      <style:table-cell-properties style:vertical-align="middle"/>
    </style:style>
    <style:style style:name="Tabela9" style:family="table">
      <style:table-properties style:width="14.4cm" table:align="left"/>
    </style:style>
    <style:style style:name="Tabela9.A" style:family="table-column">
      <style:table-column-properties style:column-width="0.459cm"/>
    </style:style>
    <style:style style:name="Tabela9.B" style:family="table-column">
      <style:table-column-properties style:column-width="13.942cm"/>
    </style:style>
    <style:style style:name="Tabela9.A1" style:family="table-cell">
      <style:table-cell-properties style:vertical-align="middle"/>
    </style:style>
    <style:style style:name="Tabela10" style:family="table">
      <style:table-properties style:width="17cm" table:align="left"/>
    </style:style>
    <style:style style:name="Tabela10.A" style:family="table-column">
      <style:table-column-properties style:column-width="0.459cm"/>
    </style:style>
    <style:style style:name="Tabela10.B" style:family="table-column">
      <style:table-column-properties style:column-width="16.542cm"/>
    </style:style>
    <style:style style:name="Tabela10.A1" style:family="table-cell">
      <style:table-cell-properties style:vertical-align="middle"/>
    </style:style>
    <style:style style:name="Tabela11" style:family="table">
      <style:table-properties style:width="17cm" table:align="left"/>
    </style:style>
    <style:style style:name="Tabela11.A" style:family="table-column">
      <style:table-column-properties style:column-width="0.459cm"/>
    </style:style>
    <style:style style:name="Tabela11.B" style:family="table-column">
      <style:table-column-properties style:column-width="16.542cm"/>
    </style:style>
    <style:style style:name="Tabela11.A1" style:family="table-cell">
      <style:table-cell-properties style:vertical-align="middle"/>
    </style:style>
    <style:style style:name="Tabela12" style:family="table">
      <style:table-properties style:width="17cm" table:align="left"/>
    </style:style>
    <style:style style:name="Tabela12.A" style:family="table-column">
      <style:table-column-properties style:column-width="0.459cm"/>
    </style:style>
    <style:style style:name="Tabela12.B" style:family="table-column">
      <style:table-column-properties style:column-width="16.542cm"/>
    </style:style>
    <style:style style:name="Tabela12.A1" style:family="table-cell">
      <style:table-cell-properties style:vertical-align="middle"/>
    </style:style>
    <style:style style:name="Tabela13" style:family="table">
      <style:table-properties style:width="6.431cm" table:align="left"/>
    </style:style>
    <style:style style:name="Tabela13.A" style:family="table-column">
      <style:table-column-properties style:column-width="0.247cm"/>
    </style:style>
    <style:style style:name="Tabela13.B" style:family="table-column">
      <style:table-column-properties style:column-width="6.184cm"/>
    </style:style>
    <style:style style:name="Tabela13.A1" style:family="table-cell">
      <style:table-cell-properties style:vertical-align="middle"/>
    </style:style>
    <style:style style:name="Tabela14" style:family="table">
      <style:table-properties style:width="17cm" table:align="left"/>
    </style:style>
    <style:style style:name="Tabela14.A" style:family="table-column">
      <style:table-column-properties style:column-width="0.247cm"/>
    </style:style>
    <style:style style:name="Tabela14.B" style:family="table-column">
      <style:table-column-properties style:column-width="16.753cm"/>
    </style:style>
    <style:style style:name="Tabela14.A1" style:family="table-cell">
      <style:table-cell-properties style:vertical-align="middle"/>
    </style:style>
    <style:style style:name="Tabela15" style:family="table">
      <style:table-properties style:width="11.934cm" table:align="left"/>
    </style:style>
    <style:style style:name="Tabela15.A" style:family="table-column">
      <style:table-column-properties style:column-width="0.459cm"/>
    </style:style>
    <style:style style:name="Tabela15.B" style:family="table-column">
      <style:table-column-properties style:column-width="11.476cm"/>
    </style:style>
    <style:style style:name="Tabela15.A1" style:family="table-cell">
      <style:table-cell-properties style:vertical-align="middle"/>
    </style:style>
    <style:style style:name="Tabela16" style:family="table">
      <style:table-properties style:width="17cm" table:align="left"/>
    </style:style>
    <style:style style:name="Tabela16.A" style:family="table-column">
      <style:table-column-properties style:column-width="0.459cm"/>
    </style:style>
    <style:style style:name="Tabela16.B" style:family="table-column">
      <style:table-column-properties style:column-width="16.542cm"/>
    </style:style>
    <style:style style:name="Tabela16.A1" style:family="table-cell">
      <style:table-cell-properties style:vertical-align="middle"/>
    </style:style>
    <style:style style:name="P1" style:family="paragraph" style:parent-style-name="Text_20_body" style:list-style-name="L1"/>
    <style:style style:name="P2" style:family="paragraph" style:parent-style-name="Text_20_body" style:list-style-name="L2"/>
    <style:style style:name="P3" style:family="paragraph" style:parent-style-name="Text_20_body" style:list-style-name="L3"/>
    <style:style style:name="P4" style:family="paragraph" style:parent-style-name="Text_20_body" style:list-style-name="L4"/>
    <style:style style:name="P5" style:family="paragraph" style:parent-style-name="Text_20_body">
      <style:paragraph-properties fo:margin-top="0cm" fo:margin-bottom="0cm" loext:contextual-spacing="false"/>
    </style:style>
    <style:style style:name="P6" style:family="paragraph" style:parent-style-name="Text_20_body" style:list-style-name="L1">
      <style:paragraph-properties fo:margin-top="0cm" fo:margin-bottom="0cm" loext:contextual-spacing="false"/>
    </style:style>
    <style:style style:name="P7" style:family="paragraph" style:parent-style-name="Text_20_body" style:list-style-name="L2">
      <style:paragraph-properties fo:margin-top="0cm" fo:margin-bottom="0cm" loext:contextual-spacing="false"/>
    </style:style>
    <style:style style:name="P8" style:family="paragraph" style:parent-style-name="Text_20_body" style:list-style-name="L3">
      <style:paragraph-properties fo:margin-top="0cm" fo:margin-bottom="0cm" loext:contextual-spacing="false"/>
    </style:style>
    <style:style style:name="P9" style:family="paragraph" style:parent-style-name="Text_20_body" style:list-style-name="L4">
      <style:paragraph-properties fo:margin-top="0cm" fo:margin-bottom="0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  <text:list-style style:name="L1">
      <text:list-level-style-number text:level="1" text:style-name="Numbering_20_Symbols" style:num-suffix="." style:num-format="1">
        <style:list-level-properties text:space-before="0.748cm" text:min-label-width="0.499cm"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Building Custom Search Engine with Algolia and CakePHP 3</text:h>
      <text:p text:style-name="Quotations"/>
      <text:p text:style-name="Quotations">Building a custom search engine for your application can be tricky. Beside designing an efficient data warehouse, robust search query. We also need a well-designed user interface. </text:p>
      <text:h text:style-name="Heading_20_2" text:outline-level="2"><text:bookmark text:name="top"/>Table Of Content</text:h>
      <text:list xml:id="list797545452" text:style-name="L1">
        <text:list-item>
          <text:p text:style-name="P6"><text:a xlink:type="simple" xlink:href="https://www.startutorial.com/articles/view/building-custom-search-engine-with-algolia-and-cakephp-3#toc_2" text:style-name="Internet_20_link" text:visited-style-name="Visited_20_Internet_20_Link">Introduction Algolia</text:a> </text:p>
        </text:list-item>
        <text:list-item>
          <text:p text:style-name="P6"><text:a xlink:type="simple" xlink:href="https://www.startutorial.com/articles/view/building-custom-search-engine-with-algolia-and-cakephp-3#toc_3" text:style-name="Internet_20_link" text:visited-style-name="Visited_20_Internet_20_Link">Algolia client</text:a> </text:p>
        </text:list-item>
        <text:list-item>
          <text:p text:style-name="P6"><text:a xlink:type="simple" xlink:href="https://www.startutorial.com/articles/view/building-custom-search-engine-with-algolia-and-cakephp-3#toc_4" text:style-name="Internet_20_link" text:visited-style-name="Visited_20_Internet_20_Link">Syncing existing data</text:a> </text:p>
        </text:list-item>
        <text:list-item>
          <text:p text:style-name="P6"><text:a xlink:type="simple" xlink:href="https://www.startutorial.com/articles/view/building-custom-search-engine-with-algolia-and-cakephp-3#toc_5" text:style-name="Internet_20_link" text:visited-style-name="Visited_20_Internet_20_Link">Setup credentials</text:a> </text:p>
        </text:list-item>
        <text:list-item>
          <text:p text:style-name="P6"><text:a xlink:type="simple" xlink:href="https://www.startutorial.com/articles/view/building-custom-search-engine-with-algolia-and-cakephp-3#toc_6" text:style-name="Internet_20_link" text:visited-style-name="Visited_20_Internet_20_Link">Import objects</text:a> </text:p>
        </text:list-item>
        <text:list-item>
          <text:p text:style-name="P6"><text:a xlink:type="simple" xlink:href="https://www.startutorial.com/articles/view/building-custom-search-engine-with-algolia-and-cakephp-3#toc_5" text:style-name="Internet_20_link" text:visited-style-name="Visited_20_Internet_20_Link">Setup credentials</text:a> </text:p>
        </text:list-item>
        <text:list-item>
          <text:p text:style-name="P6"><text:a xlink:type="simple" xlink:href="https://www.startutorial.com/articles/view/building-custom-search-engine-with-algolia-and-cakephp-3#toc_8" text:style-name="Internet_20_link" text:visited-style-name="Visited_20_Internet_20_Link">Tweaking ranking &amp; relevance</text:a> </text:p>
        </text:list-item>
        <text:list-item>
          <text:p text:style-name="P6"><text:a xlink:type="simple" xlink:href="https://www.startutorial.com/articles/view/building-custom-search-engine-with-algolia-and-cakephp-3#toc_9" text:style-name="Internet_20_link" text:visited-style-name="Visited_20_Internet_20_Link">Implementing search</text:a> </text:p>
        </text:list-item>
        <text:list-item>
          <text:p text:style-name="P1"><text:a xlink:type="simple" xlink:href="https://www.startutorial.com/articles/view/building-custom-search-engine-with-algolia-and-cakephp-3#toc_10" text:style-name="Internet_20_link" text:visited-style-name="Visited_20_Internet_20_Link">The End</text:a> </text:p>
        </text:list-item>
      </text:list>
      <text:h text:style-name="Heading_20_2" text:outline-level="2"><text:bookmark text:name="toc_2"/>Introduction Algolia</text:h>
      <text:p text:style-name="Text_20_body">Algolia is web service providing hosted search engine. It takes way less time to build a custom search engine with Algolia. In this tutorial, we will build a simple yet powerful search engine with Algolia in CakePHP 3. </text:p>
      <text:h text:style-name="Heading_20_2" text:outline-level="2"><text:bookmark text:name="toc_3"/>Algolia client</text:h>
      <text:p text:style-name="Text_20_body">To communicate with Algolia web service. We first need a client class. To swapping out client class easily in the future, we prefer a interface at first. </text:p>
      <text:p text:style-name="Text_20_body">Create <text:span text:style-name="Strong_20_Emphasis">src/Utility/Algolia/Client.php</text:span> file with code shown as below:</text:p>
      <text:section text:style-name="Sect1" text:name="highlighter_860220">
        <text:p text:style-name="P5"><text:a xlink:type="simple" xlink:href="https://www.startutorial.com/articles/view/building-custom-search-engine-with-algolia-and-cakephp-3#" text:style-name="Internet_20_link" text:visited-style-name="Visited_20_Internet_20_Link">?</text:a></text:p>
        <table:table table:name="Tabela1" table:style-name="Tabela1">
          <table:table-column table:style-name="Tabela1.A"/>
          <table:table-column table:style-name="Tabela1.B"/>
          <text:soft-page-break/>
          <table:table-row table:style-name="TableLine94761705257616">
            <table:table-cell table:style-name="Tabela1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</table:table-cell>
            <table:table-cell table:style-name="Tabela1.A1" office:value-type="string">
              <text:p text:style-name="Table_20_Contents"><text:span text:style-name="Source_20_Text">&lt;?php</text:span></text:p>
              <text:p text:style-name="Table_20_Contents"> </text:p>
              <text:p text:style-name="Table_20_Contents"><text:span text:style-name="Source_20_Text">namespace</text:span> <text:span text:style-name="Source_20_Text">App\Utility\Algolia;</text:span></text:p>
              <text:p text:style-name="Table_20_Contents"> </text:p>
              <text:p text:style-name="Table_20_Contents"><text:span text:style-name="Source_20_Text">interface</text:span> <text:span text:style-name="Source_20_Text">Client</text:span></text:p>
              <text:p text:style-name="Table_20_Contents"><text:span text:style-name="Source_20_Text">{</text:span></text:p>
              <text:p text:style-name="Table_20_Contents"><text:span text:style-name="Source_20_Text">    public</text:span> <text:span text:style-name="Source_20_Text">function</text:span> <text:span text:style-name="Source_20_Text">setIndexSettings(array</text:span> <text:span text:style-name="Source_20_Text">$settings);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saveObject(array</text:span> <text:span text:style-name="Source_20_Text">$object);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saveObjects(array</text:span> <text:span text:style-name="Source_20_Text">$objects);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deleteObject($objectId);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getIndexSettings();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Algalia provides an official PHP SDK. We will use it to create our first client class. It is basically a wrapper class. </text:p>
      <text:p text:style-name="Text_20_body">We will need to install the official PHP SDK beforehand. It can be done easily using <text:span text:style-name="Strong_20_Emphasis">composer</text:span>. </text:p>
      <text:p text:style-name="Text_20_body">Run command below to install Algolia PHP SDK:</text:p>
      <text:section text:style-name="Sect1" text:name="highlighter_732">
        <text:p text:style-name="P5"><text:a xlink:type="simple" xlink:href="https://www.startutorial.com/articles/view/building-custom-search-engine-with-algolia-and-cakephp-3#" text:style-name="Internet_20_link" text:visited-style-name="Visited_20_Internet_20_Link">?</text:a></text:p>
        <table:table table:name="Tabela2" table:style-name="Tabela2">
          <table:table-column table:style-name="Tabela2.A"/>
          <table:table-column table:style-name="Tabela2.B"/>
          <table:table-row table:style-name="TableLine94761713748496">
            <table:table-cell table:style-name="Tabela2.A1" office:value-type="string">
              <text:p text:style-name="Table_20_Contents">1</text:p>
            </table:table-cell>
            <table:table-cell table:style-name="Tabela2.A1" office:value-type="string">
              <text:p text:style-name="Table_20_Contents"><text:span text:style-name="Source_20_Text">composer require</text:span> <text:span text:style-name="Source_20_Text">algolia/algoliasearch-client-php</text:span></text:p>
            </table:table-cell>
          </table:table-row>
        </table:table>
        <text:p text:style-name="Text_20_body"/>
      </text:section>
      <text:p text:style-name="Text_20_body">Next Let's create <text:span text:style-name="Strong_20_Emphasis">src/Utility/Algolia/AlgoliaSdkClient.php</text:span> file. Code shown as below is the wrapper class:</text:p>
      <text:section text:style-name="Sect1" text:name="highlighter_788879">
        <text:p text:style-name="P5"><text:a xlink:type="simple" xlink:href="https://www.startutorial.com/articles/view/building-custom-search-engine-with-algolia-and-cakephp-3#" text:style-name="Internet_20_link" text:visited-style-name="Visited_20_Internet_20_Link">?</text:a></text:p>
        <table:table table:name="Tabela3" table:style-name="Tabela3">
          <table:table-column table:style-name="Tabela3.A"/>
          <table:table-column table:style-name="Tabela3.B"/>
          <table:table-row table:style-name="TableLine94761713711344">
            <table:table-cell table:style-name="Tabela3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<text:soft-page-break/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26</text:p>
              <text:p text:style-name="Table_20_Contents">27</text:p>
              <text:p text:style-name="Table_20_Contents">28</text:p>
              <text:p text:style-name="Table_20_Contents">29</text:p>
              <text:p text:style-name="Table_20_Contents">30</text:p>
              <text:p text:style-name="Table_20_Contents">31</text:p>
              <text:p text:style-name="Table_20_Contents">32</text:p>
              <text:p text:style-name="Table_20_Contents">33</text:p>
              <text:p text:style-name="Table_20_Contents">34</text:p>
              <text:p text:style-name="Table_20_Contents">35</text:p>
              <text:p text:style-name="Table_20_Contents">36</text:p>
              <text:p text:style-name="Table_20_Contents">37</text:p>
              <text:p text:style-name="Table_20_Contents">38</text:p>
              <text:p text:style-name="Table_20_Contents">39</text:p>
              <text:p text:style-name="Table_20_Contents">40</text:p>
              <text:p text:style-name="Table_20_Contents">41</text:p>
              <text:p text:style-name="Table_20_Contents">42</text:p>
              <text:p text:style-name="Table_20_Contents">43</text:p>
              <text:p text:style-name="Table_20_Contents">44</text:p>
              <text:p text:style-name="Table_20_Contents">45</text:p>
              <text:p text:style-name="Table_20_Contents">46</text:p>
            </table:table-cell>
            <table:table-cell table:style-name="Tabela3.A1" office:value-type="string">
              <text:p text:style-name="Table_20_Contents"><text:span text:style-name="Source_20_Text">&lt;?php</text:span></text:p>
              <text:p text:style-name="Table_20_Contents"> </text:p>
              <text:p text:style-name="Table_20_Contents"><text:span text:style-name="Source_20_Text">namespace</text:span> <text:span text:style-name="Source_20_Text">App\Utility\Algolia;</text:span></text:p>
              <text:p text:style-name="Table_20_Contents"> </text:p>
              <text:p text:style-name="Table_20_Contents"> </text:p>
              <text:p text:style-name="Table_20_Contents"><text:span text:style-name="Source_20_Text">use</text:span> <text:span text:style-name="Source_20_Text">AlgoliaSearch\Index;</text:span></text:p>
              <text:p text:style-name="Table_20_Contents"> </text:p>
              <text:p text:style-name="Table_20_Contents"><text:span text:style-name="Source_20_Text">class</text:span> <text:span text:style-name="Source_20_Text">AlgoliaSdkClient implements</text:span> <text:span text:style-name="Source_20_Text">Client</text:span></text:p>
              <text:p text:style-name="Table_20_Contents"><text:span text:style-name="Source_20_Text">{</text:span></text:p>
              <text:p text:style-name="Table_20_Contents"><text:span text:style-name="Source_20_Text">    /**</text:span></text:p>
              <text:p text:style-name="Table_20_Contents"><text:span text:style-name="Source_20_Text">     * @var Index</text:span></text:p>
              <text:p text:style-name="Table_20_Contents"><text:span text:style-name="Source_20_Text">     */</text:span></text:p>
              <text:p text:style-name="Table_20_Contents"><text:span text:style-name="Source_20_Text">    private</text:span> <text:span text:style-name="Source_20_Text">$index;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__construct($appId, $apiKey, $index)</text:span></text:p>
              <text:p text:style-name="Table_20_Contents"><text:span text:style-name="Source_20_Text">    {</text:span></text:p>
              <text:p text:style-name="Table_20_Contents"><text:span text:style-name="Source_20_Text">        $client</text:span> <text:span text:style-name="Source_20_Text">= new</text:span> <text:span text:style-name="Source_20_Text">\AlgoliaSearch\Client($appId, $apiKey);</text:span></text:p>
              <text:p text:style-name="Table_20_Contents"><text:span text:style-name="Source_20_Text">        $this-&gt;index = $client-&gt;initIndex($index);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<text:soft-page-break/><text:span text:style-name="Source_20_Text">    public</text:span> <text:span text:style-name="Source_20_Text">function</text:span> <text:span text:style-name="Source_20_Text">saveObject(array</text:span> <text:span text:style-name="Source_20_Text">$object)</text:span></text:p>
              <text:p text:style-name="Table_20_Contents"><text:span text:style-name="Source_20_Text">    {</text:span></text:p>
              <text:p text:style-name="Table_20_Contents"><text:span text:style-name="Source_20_Text">        return</text:span> <text:span text:style-name="Source_20_Text">$this-&gt;index-&gt;saveObject($object);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saveObjects(array</text:span> <text:span text:style-name="Source_20_Text">$objects)</text:span></text:p>
              <text:p text:style-name="Table_20_Contents"><text:span text:style-name="Source_20_Text">    {</text:span></text:p>
              <text:p text:style-name="Table_20_Contents"><text:span text:style-name="Source_20_Text">        return</text:span> <text:span text:style-name="Source_20_Text">$this-&gt;index-&gt;saveObjects($objects);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deleteObject($objectId)</text:span></text:p>
              <text:p text:style-name="Table_20_Contents"><text:span text:style-name="Source_20_Text">    {</text:span></text:p>
              <text:p text:style-name="Table_20_Contents"><text:span text:style-name="Source_20_Text">        return</text:span> <text:span text:style-name="Source_20_Text">$this-&gt;index-&gt;deleteObject($objectId);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setIndexSettings(array</text:span> <text:span text:style-name="Source_20_Text">$settings)</text:span></text:p>
              <text:p text:style-name="Table_20_Contents"><text:span text:style-name="Source_20_Text">    {</text:span></text:p>
              <text:p text:style-name="Table_20_Contents"><text:span text:style-name="Source_20_Text">        return</text:span> <text:span text:style-name="Source_20_Text">$this-&gt;index-&gt;setSettings($settings);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getIndexSettings()</text:span></text:p>
              <text:p text:style-name="Table_20_Contents"><text:span text:style-name="Source_20_Text">    {</text:span></text:p>
              <text:p text:style-name="Table_20_Contents"><text:span text:style-name="Source_20_Text">        return</text:span> <text:span text:style-name="Source_20_Text">$this-&gt;index-&gt;getSettings();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Next we will create another client class which we can use for testing. Because data is stored in memory, it is much faster than <text:span text:style-name="Strong_20_Emphasis">AlgoliaSdkClient</text:span>. </text:p>
      <text:p text:style-name="Text_20_body">Create <text:span text:style-name="Strong_20_Emphasis">src/Utility/Algolia/InMemoryClient.php</text:span> file. Implementation of <text:span text:style-name="Strong_20_Emphasis">InMemoryClient</text:span> class is shown as below:</text:p>
      <text:section text:style-name="Sect1" text:name="highlighter_184840">
        <text:p text:style-name="P5"><text:a xlink:type="simple" xlink:href="https://www.startutorial.com/articles/view/building-custom-search-engine-with-algolia-and-cakephp-3#" text:style-name="Internet_20_link" text:visited-style-name="Visited_20_Internet_20_Link">?</text:a></text:p>
        <table:table table:name="Tabela4" table:style-name="Tabela4">
          <table:table-column table:style-name="Tabela4.A"/>
          <table:table-column table:style-name="Tabela4.B"/>
          <table:table-row table:style-name="TableLine94761713851904">
            <table:table-cell table:style-name="Tabela4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<text:soft-page-break/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26</text:p>
              <text:p text:style-name="Table_20_Contents">27</text:p>
              <text:p text:style-name="Table_20_Contents">28</text:p>
              <text:p text:style-name="Table_20_Contents">29</text:p>
              <text:p text:style-name="Table_20_Contents">30</text:p>
              <text:p text:style-name="Table_20_Contents">31</text:p>
              <text:p text:style-name="Table_20_Contents">32</text:p>
              <text:p text:style-name="Table_20_Contents">33</text:p>
              <text:p text:style-name="Table_20_Contents">34</text:p>
              <text:p text:style-name="Table_20_Contents">35</text:p>
              <text:p text:style-name="Table_20_Contents">36</text:p>
              <text:p text:style-name="Table_20_Contents">37</text:p>
              <text:p text:style-name="Table_20_Contents">38</text:p>
              <text:p text:style-name="Table_20_Contents">39</text:p>
              <text:p text:style-name="Table_20_Contents">40</text:p>
              <text:p text:style-name="Table_20_Contents">41</text:p>
            </table:table-cell>
            <table:table-cell table:style-name="Tabela4.A1" office:value-type="string">
              <text:p text:style-name="Table_20_Contents"><text:span text:style-name="Source_20_Text">&lt;?php</text:span></text:p>
              <text:p text:style-name="Table_20_Contents"> </text:p>
              <text:p text:style-name="Table_20_Contents"><text:span text:style-name="Source_20_Text">namespace</text:span> <text:span text:style-name="Source_20_Text">App\Utility\Algolia;</text:span></text:p>
              <text:p text:style-name="Table_20_Contents"> </text:p>
              <text:p text:style-name="Table_20_Contents"> </text:p>
              <text:p text:style-name="Table_20_Contents"><text:span text:style-name="Source_20_Text">class</text:span> <text:span text:style-name="Source_20_Text">InMemoryClient implements</text:span> <text:span text:style-name="Source_20_Text">Client</text:span></text:p>
              <text:p text:style-name="Table_20_Contents"><text:span text:style-name="Source_20_Text">{</text:span></text:p>
              <text:p text:style-name="Table_20_Contents"><text:span text:style-name="Source_20_Text">    public</text:span> <text:span text:style-name="Source_20_Text">$objects</text:span> <text:span text:style-name="Source_20_Text">= [];</text:span></text:p>
              <text:p text:style-name="Table_20_Contents"> </text:p>
              <text:p text:style-name="Table_20_Contents"><text:span text:style-name="Source_20_Text">    public</text:span> <text:span text:style-name="Source_20_Text">$settings</text:span> <text:span text:style-name="Source_20_Text">= [];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getIndexSettings()</text:span></text:p>
              <text:p text:style-name="Table_20_Contents"><text:span text:style-name="Source_20_Text">    {</text:span></text:p>
              <text:p text:style-name="Table_20_Contents"><text:span text:style-name="Source_20_Text">        return</text:span> <text:span text:style-name="Source_20_Text">$this-&gt;settings;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setIndexSettings(array</text:span> <text:span text:style-name="Source_20_Text">$settings)</text:span></text:p>
              <text:p text:style-name="Table_20_Contents"><text:soft-page-break/><text:span text:style-name="Source_20_Text">    {</text:span></text:p>
              <text:p text:style-name="Table_20_Contents"><text:span text:style-name="Source_20_Text">        $this-&gt;settings = $settings;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saveObject(array</text:span> <text:span text:style-name="Source_20_Text">$object)</text:span></text:p>
              <text:p text:style-name="Table_20_Contents"><text:span text:style-name="Source_20_Text">    {</text:span></text:p>
              <text:p text:style-name="Table_20_Contents"><text:span text:style-name="Source_20_Text">        array_push($this-&gt;objects, $object);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saveObjects(array</text:span> <text:span text:style-name="Source_20_Text">$objects)</text:span></text:p>
              <text:p text:style-name="Table_20_Contents"><text:span text:style-name="Source_20_Text">    {</text:span></text:p>
              <text:p text:style-name="Table_20_Contents"><text:span text:style-name="Source_20_Text">        $this-&gt;objects = array_merge($this-&gt;objects, $objects);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deleteObject($objectId)</text:span></text:p>
              <text:p text:style-name="Table_20_Contents"><text:span text:style-name="Source_20_Text">    {</text:span></text:p>
              <text:p text:style-name="Table_20_Contents"><text:span text:style-name="Source_20_Text">        foreach($this-&gt;objects as</text:span> <text:span text:style-name="Source_20_Text">$i=&gt;$object) {</text:span></text:p>
              <text:p text:style-name="Table_20_Contents"><text:span text:style-name="Source_20_Text">            if</text:span> <text:span text:style-name="Source_20_Text">($object['objectId'] == $objectId) {</text:span></text:p>
              <text:p text:style-name="Table_20_Contents"><text:span text:style-name="Source_20_Text">                unset($this-&gt;objects[$i]);</text:span></text:p>
              <text:p text:style-name="Table_20_Contents"><text:span text:style-name="Source_20_Text">            }</text:span></text:p>
              <text:p text:style-name="Table_20_Contents"><text:span text:style-name="Source_20_Text">        }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h text:style-name="Heading_20_2" text:outline-level="2"><text:bookmark text:name="toc_4"/>Syncing existing data</text:h>
      <text:p text:style-name="Text_20_body">Now we have built our client classes for both testing and production. Three steps are involved to get our application running with Algolia. And they are:</text:p>
      <text:list xml:id="list236621063" text:style-name="L2">
        <text:list-item>
          <text:p text:style-name="P7">Syncing existing data. </text:p>
        </text:list-item>
        <text:list-item>
          <text:p text:style-name="P7">Tweaking ranking &amp; relevance. </text:p>
        </text:list-item>
        <text:list-item>
          <text:p text:style-name="P2">Implementing search. </text:p>
        </text:list-item>
      </text:list>
      <text:p text:style-name="Text_20_body">In this section, we will go through steps of syncing existing data.</text:p>
      <text:h text:style-name="Heading_20_3" text:outline-level="3"><text:bookmark text:name="toc_5"/>Setup credentials</text:h>
      <text:p text:style-name="Text_20_body">First of all, we will need to have an account at Algolia. Algolia has a free plan, which is perfect for our tutorial purpose. You can sign up a Algolia account at <text:a xlink:type="simple" xlink:href="https://www.algolia.com/" text:style-name="Internet_20_link" text:visited-style-name="Visited_20_Internet_20_Link">https://www.algolia.com</text:a>.</text:p>
      <text:p text:style-name="Text_20_body">We need at least two API keys for this tutorial. One is Search-Only API Key for front-end purpose, the other is Admin API Key, which is used by backend script to sync our application data to Algolia data warehouse. You can generate both of them at <text:a xlink:type="simple" xlink:href="https://www.algolia.com/licensing" text:style-name="Internet_20_link" text:visited-style-name="Visited_20_Internet_20_Link">https://www.algolia.com/licensing</text:a>.</text:p>
      <text:p text:style-name="Text_20_body">Application wise, we will store Algolia configure values at <text:span text:style-name="Strong_20_Emphasis">config/app_local.php</text:span>. Since this config file is not tracked by Git, it is perfect for storing confidential information.</text:p>
      <text:p text:style-name="Text_20_body">Create file <text:span text:style-name="Strong_20_Emphasis">config/app_local.php</text:span>. Placing <text:span text:style-name="Strong_20_Emphasis">Algolia</text:span> configure values into the file. Note you will need to change values to your own set:</text:p>
      <text:section text:style-name="Sect1" text:name="highlighter_126294">
        <text:p text:style-name="P5"><text:a xlink:type="simple" xlink:href="https://www.startutorial.com/articles/view/building-custom-search-engine-with-algolia-and-cakephp-3#" text:style-name="Internet_20_link" text:visited-style-name="Visited_20_Internet_20_Link">?</text:a></text:p>
        <table:table table:name="Tabela5" table:style-name="Tabela5">
          <table:table-column table:style-name="Tabela5.A"/>
          <table:table-column table:style-name="Tabela5.B"/>
          <text:soft-page-break/>
          <table:table-row table:style-name="TableLine94761714047584">
            <table:table-cell table:style-name="Tabela5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</table:table-cell>
            <table:table-cell table:style-name="Tabela5.A1" office:value-type="string">
              <text:p text:style-name="Table_20_Contents"><text:span text:style-name="Source_20_Text">&lt;?php</text:span></text:p>
              <text:p text:style-name="Table_20_Contents"> </text:p>
              <text:p text:style-name="Table_20_Contents"><text:span text:style-name="Source_20_Text">return</text:span> <text:span text:style-name="Source_20_Text">[</text:span></text:p>
              <text:p text:style-name="Table_20_Contents"><text:span text:style-name="Source_20_Text">    'Algolia'</text:span> <text:span text:style-name="Source_20_Text">=&gt; [</text:span></text:p>
              <text:p text:style-name="Table_20_Contents"><text:span text:style-name="Source_20_Text">        'appId'</text:span> <text:span text:style-name="Source_20_Text">=&gt; 'A388CTBZWA',</text:span></text:p>
              <text:p text:style-name="Table_20_Contents"><text:span text:style-name="Source_20_Text">        'apiKey'</text:span> <text:span text:style-name="Source_20_Text">=&gt; [</text:span></text:p>
              <text:p text:style-name="Table_20_Contents"><text:span text:style-name="Source_20_Text">            'backend'</text:span> <text:span text:style-name="Source_20_Text">=&gt; '00e5f1fa24276da528c10d633729d3fe',</text:span></text:p>
              <text:p text:style-name="Table_20_Contents"><text:span text:style-name="Source_20_Text">            'search'</text:span> <text:span text:style-name="Source_20_Text">=&gt; '204a6848b78ea7c3cc97702cd8a9869a',</text:span></text:p>
              <text:p text:style-name="Table_20_Contents"><text:span text:style-name="Source_20_Text">        ],</text:span></text:p>
              <text:p text:style-name="Table_20_Contents"><text:span text:style-name="Source_20_Text">        'index'</text:span> <text:span text:style-name="Source_20_Text">=&gt; 'tutorial',</text:span></text:p>
              <text:p text:style-name="Table_20_Contents"><text:span text:style-name="Source_20_Text">    ]</text:span></text:p>
              <text:p text:style-name="Table_20_Contents"><text:span text:style-name="Source_20_Text">];</text:span></text:p>
            </table:table-cell>
          </table:table-row>
        </table:table>
        <text:p text:style-name="Text_20_body"/>
      </text:section>
      <text:h text:style-name="Heading_20_3" text:outline-level="3"><text:bookmark text:name="toc_6"/>Import objects</text:h>
      <text:p text:style-name="Text_20_body">If we are using Algolia for an application with existing data set, we need to import those data beforehand. To do that, we prefer to use Cake shell script.</text:p>
      <text:p text:style-name="Text_20_body">The Run command as shown below to generate the <text:span text:style-name="Strong_20_Emphasis">ImportToAlgolia</text:span> shell class;</text:p>
      <text:section text:style-name="Sect1" text:name="highlighter_286330">
        <text:p text:style-name="P5"><text:a xlink:type="simple" xlink:href="https://www.startutorial.com/articles/view/building-custom-search-engine-with-algolia-and-cakephp-3#" text:style-name="Internet_20_link" text:visited-style-name="Visited_20_Internet_20_Link">?</text:a></text:p>
        <table:table table:name="Tabela6" table:style-name="Tabela6">
          <table:table-column table:style-name="Tabela6.A"/>
          <table:table-column table:style-name="Tabela6.B"/>
          <table:table-row table:style-name="TableLine94761714128288">
            <table:table-cell table:style-name="Tabela6.A1" office:value-type="string">
              <text:p text:style-name="Table_20_Contents">1</text:p>
            </table:table-cell>
            <table:table-cell table:style-name="Tabela6.A1" office:value-type="string">
              <text:p text:style-name="Table_20_Contents"><text:span text:style-name="Source_20_Text">bin/cake bake shell ImportToAlgolia</text:span></text:p>
            </table:table-cell>
          </table:table-row>
        </table:table>
        <text:p text:style-name="Text_20_body"/>
      </text:section>
      <text:p text:style-name="Text_20_body">By best practice, we should also have a test.</text:p>
      <text:p text:style-name="Text_20_body">Run command as shown below to generate a test for <text:span text:style-name="Strong_20_Emphasis">ImportToAlgolia</text:span> class:</text:p>
      <text:section text:style-name="Sect1" text:name="highlighter_909946">
        <text:p text:style-name="P5"><text:a xlink:type="simple" xlink:href="https://www.startutorial.com/articles/view/building-custom-search-engine-with-algolia-and-cakephp-3#" text:style-name="Internet_20_link" text:visited-style-name="Visited_20_Internet_20_Link">?</text:a></text:p>
        <table:table table:name="Tabela7" table:style-name="Tabela7">
          <table:table-column table:style-name="Tabela7.A"/>
          <table:table-column table:style-name="Tabela7.B"/>
          <table:table-row table:style-name="TableLine94761714146656">
            <table:table-cell table:style-name="Tabela7.A1" office:value-type="string">
              <text:p text:style-name="Table_20_Contents">1</text:p>
            </table:table-cell>
            <table:table-cell table:style-name="Tabela7.A1" office:value-type="string">
              <text:p text:style-name="Table_20_Contents"><text:span text:style-name="Source_20_Text">bin/cake bake test shell ImportToAlgoliaShell</text:span></text:p>
            </table:table-cell>
          </table:table-row>
        </table:table>
        <text:p text:style-name="Text_20_body"/>
      </text:section>
      <text:p text:style-name="Text_20_body">The signature of <text:span text:style-name="Strong_20_Emphasis">ImportToAlgolia</text:span> class is as shown below:</text:p>
      <text:section text:style-name="Sect1" text:name="highlighter_906267">
        <text:p text:style-name="P5"><text:a xlink:type="simple" xlink:href="https://www.startutorial.com/articles/view/building-custom-search-engine-with-algolia-and-cakephp-3#" text:style-name="Internet_20_link" text:visited-style-name="Visited_20_Internet_20_Link">?</text:a></text:p>
        <table:table table:name="Tabela8" table:style-name="Tabela8">
          <table:table-column table:style-name="Tabela8.A"/>
          <table:table-column table:style-name="Tabela8.B"/>
          <text:soft-page-break/>
          <table:table-row table:style-name="TableLine94761714159872">
            <table:table-cell table:style-name="Tabela8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26</text:p>
              <text:p text:style-name="Table_20_Contents">27</text:p>
              <text:p text:style-name="Table_20_Contents">28</text:p>
              <text:p text:style-name="Table_20_Contents">29</text:p>
              <text:p text:style-name="Table_20_Contents">30</text:p>
              <text:p text:style-name="Table_20_Contents">31</text:p>
              <text:p text:style-name="Table_20_Contents">32</text:p>
              <text:p text:style-name="Table_20_Contents">33</text:p>
            </table:table-cell>
            <table:table-cell table:style-name="Tabela8.A1" office:value-type="string">
              <text:p text:style-name="Table_20_Contents"><text:span text:style-name="Source_20_Text">&lt;?php</text:span></text:p>
              <text:p text:style-name="Table_20_Contents"><text:span text:style-name="Source_20_Text">namespace</text:span> <text:span text:style-name="Source_20_Text">App\Shell;</text:span></text:p>
              <text:p text:style-name="Table_20_Contents"> </text:p>
              <text:p text:style-name="Table_20_Contents"><text:span text:style-name="Source_20_Text">use</text:span> <text:span text:style-name="Source_20_Text">App\Utility\Algolia\AlgoliaSdkClient;</text:span></text:p>
              <text:p text:style-name="Table_20_Contents"><text:span text:style-name="Source_20_Text">use</text:span> <text:span text:style-name="Source_20_Text">App\Utility\Algolia\Client;</text:span></text:p>
              <text:p text:style-name="Table_20_Contents"><text:span text:style-name="Source_20_Text">use</text:span> <text:span text:style-name="Source_20_Text">Cake\Console\Shell;</text:span></text:p>
              <text:p text:style-name="Table_20_Contents"><text:span text:style-name="Source_20_Text">use</text:span> <text:span text:style-name="Source_20_Text">Cake\Core\Configure;</text:span></text:p>
              <text:p text:style-name="Table_20_Contents"> </text:p>
              <text:p text:style-name="Table_20_Contents"><text:span text:style-name="Source_20_Text">/**</text:span></text:p>
              <text:p text:style-name="Table_20_Contents"><text:span text:style-name="Source_20_Text"> * ImportToAlgolia shell command.</text:span></text:p>
              <text:p text:style-name="Table_20_Contents"><text:span text:style-name="Source_20_Text"> */</text:span></text:p>
              <text:p text:style-name="Table_20_Contents"><text:span text:style-name="Source_20_Text">class</text:span> <text:span text:style-name="Source_20_Text">ImportToAlgoliaShell extends</text:span> <text:span text:style-name="Source_20_Text">Shell</text:span></text:p>
              <text:p text:style-name="Table_20_Contents"><text:span text:style-name="Source_20_Text">{</text:span></text:p>
              <text:p text:style-name="Table_20_Contents"><text:span text:style-name="Source_20_Text">    private</text:span> <text:span text:style-name="Source_20_Text">$algoliaClient</text:span> <text:span text:style-name="Source_20_Text">= null;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main()</text:span></text:p>
              <text:p text:style-name="Table_20_Contents"><text:span text:style-name="Source_20_Text">    {</text:span></text:p>
              <text:p text:style-name="Table_20_Contents"><text:span text:style-name="Source_20_Text">       </text:span> 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setAlgoliaClient(Client $client)</text:span></text:p>
              <text:p text:style-name="Table_20_Contents"><text:span text:style-name="Source_20_Text">    {</text:span></text:p>
              <text:p text:style-name="Table_20_Contents"><text:span text:style-name="Source_20_Text">        </text:span> 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    /**</text:span></text:p>
              <text:p text:style-name="Table_20_Contents"><text:span text:style-name="Source_20_Text">     * @return Client</text:span></text:p>
              <text:p text:style-name="Table_20_Contents"><text:span text:style-name="Source_20_Text">     */</text:span></text:p>
              <text:p text:style-name="Table_20_Contents"><text:span text:style-name="Source_20_Text">    public</text:span> <text:span text:style-name="Source_20_Text">function</text:span> <text:span text:style-name="Source_20_Text">getAlgoliaClient()</text:span></text:p>
              <text:p text:style-name="Table_20_Contents"><text:span text:style-name="Source_20_Text">    {</text:span></text:p>
              <text:p text:style-name="Table_20_Contents"><text:span text:style-name="Source_20_Text">       </text:span> </text:p>
              <text:p text:style-name="Table_20_Contents"><text:span text:style-name="Source_20_Text">    }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We would like address two interesting methods in the class above. They are <text:span text:style-name="Strong_20_Emphasis">setAlgoliaClient</text:span> and <text:span text:style-name="Strong_20_Emphasis">getAlgoliaClient</text:span>, this simple combination of setter&amp;getter methods will allow us to set default Algolia client class and change to alternative at the same time. </text:p>
      <text:p text:style-name="Text_20_body">The implementation is shown as below:</text:p>
      <text:section text:style-name="Sect1" text:name="highlighter_42209">
        <text:p text:style-name="P5"><text:a xlink:type="simple" xlink:href="https://www.startutorial.com/articles/view/building-custom-search-engine-with-algolia-and-cakephp-3#" text:style-name="Internet_20_link" text:visited-style-name="Visited_20_Internet_20_Link">?</text:a></text:p>
        <table:table table:name="Tabela9" table:style-name="Tabela9">
          <table:table-column table:style-name="Tabela9.A"/>
          <table:table-column table:style-name="Tabela9.B"/>
          <text:soft-page-break/>
          <table:table-row table:style-name="TableLine94761714226224">
            <table:table-cell table:style-name="Tabela9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</table:table-cell>
            <table:table-cell table:style-name="Tabela9.A1" office:value-type="string">
              <text:p text:style-name="Table_20_Contents"><text:span text:style-name="Source_20_Text">public</text:span> <text:span text:style-name="Source_20_Text">function</text:span> <text:span text:style-name="Source_20_Text">setAlgoliaClient(Client $client)</text:span></text:p>
              <text:p text:style-name="Table_20_Contents"><text:span text:style-name="Source_20_Text">{</text:span></text:p>
              <text:p text:style-name="Table_20_Contents"><text:span text:style-name="Source_20_Text">    $this-&gt;algoliaClient = $client;</text:span></text:p>
              <text:p text:style-name="Table_20_Contents"><text:span text:style-name="Source_20_Text">}</text:span></text:p>
              <text:p text:style-name="Table_20_Contents"> </text:p>
              <text:p text:style-name="Table_20_Contents"><text:span text:style-name="Source_20_Text">/**</text:span></text:p>
              <text:p text:style-name="Table_20_Contents"><text:span text:style-name="Source_20_Text"> * @return Client</text:span></text:p>
              <text:p text:style-name="Table_20_Contents"><text:span text:style-name="Source_20_Text"> */</text:span></text:p>
              <text:p text:style-name="Table_20_Contents"><text:span text:style-name="Source_20_Text">public</text:span> <text:span text:style-name="Source_20_Text">function</text:span> <text:span text:style-name="Source_20_Text">getAlgoliaClient()</text:span></text:p>
              <text:p text:style-name="Table_20_Contents"><text:span text:style-name="Source_20_Text">{</text:span></text:p>
              <text:p text:style-name="Table_20_Contents"><text:span text:style-name="Source_20_Text">    if</text:span> <text:span text:style-name="Source_20_Text">(null == $this-&gt;algoliaClient) {</text:span></text:p>
              <text:p text:style-name="Table_20_Contents"><text:span text:style-name="Source_20_Text">        $this-&gt;algoliaClient =  new</text:span> <text:span text:style-name="Source_20_Text">AlgoliaSdkClient(</text:span></text:p>
              <text:p text:style-name="Table_20_Contents"><text:span text:style-name="Source_20_Text">            Configure::read('Algolia.appId'),</text:span></text:p>
              <text:p text:style-name="Table_20_Contents"><text:span text:style-name="Source_20_Text">            Configure::read('Algolia.apiKey.backend'),</text:span></text:p>
              <text:p text:style-name="Table_20_Contents"><text:span text:style-name="Source_20_Text">            Configure::read('Algolia.index')</text:span></text:p>
              <text:p text:style-name="Table_20_Contents"><text:span text:style-name="Source_20_Text">        );</text:span></text:p>
              <text:p text:style-name="Table_20_Contents"><text:span text:style-name="Source_20_Text">    }</text:span></text:p>
              <text:p text:style-name="Table_20_Contents"><text:span text:style-name="Source_20_Text">    return</text:span> <text:span text:style-name="Source_20_Text">$this-&gt;algoliaClient;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By TDD standard, we should write test before we implement <text:span text:style-name="Strong_20_Emphasis">main</text:span> method. </text:p>
      <text:p text:style-name="Text_20_body">Our <text:span text:style-name="Strong_20_Emphasis">ImportToAlgoliaShellTest</text:span> is as simple as shown below:</text:p>
      <text:section text:style-name="Sect1" text:name="highlighter_504033">
        <text:p text:style-name="P5"><text:a xlink:type="simple" xlink:href="https://www.startutorial.com/articles/view/building-custom-search-engine-with-algolia-and-cakephp-3#" text:style-name="Internet_20_link" text:visited-style-name="Visited_20_Internet_20_Link">?</text:a></text:p>
        <table:table table:name="Tabela10" table:style-name="Tabela10">
          <table:table-column table:style-name="Tabela10.A"/>
          <table:table-column table:style-name="Tabela10.B"/>
          <text:soft-page-break/>
          <table:table-row table:style-name="TableLine94761714282496">
            <table:table-cell table:style-name="Tabela10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26</text:p>
              <text:p text:style-name="Table_20_Contents">27</text:p>
              <text:p text:style-name="Table_20_Contents">28</text:p>
              <text:p text:style-name="Table_20_Contents">29</text:p>
              <text:p text:style-name="Table_20_Contents">30</text:p>
              <text:p text:style-name="Table_20_Contents">31</text:p>
              <text:p text:style-name="Table_20_Contents">32</text:p>
              <text:p text:style-name="Table_20_Contents">33</text:p>
              <text:p text:style-name="Table_20_Contents">34</text:p>
              <text:p text:style-name="Table_20_Contents">35</text:p>
              <text:p text:style-name="Table_20_Contents">36</text:p>
              <text:p text:style-name="Table_20_Contents">37</text:p>
              <text:p text:style-name="Table_20_Contents">38</text:p>
              <text:p text:style-name="Table_20_Contents">39</text:p>
              <text:p text:style-name="Table_20_Contents">40</text:p>
              <text:p text:style-name="Table_20_Contents">41</text:p>
              <text:p text:style-name="Table_20_Contents">42</text:p>
              <text:p text:style-name="Table_20_Contents">43</text:p>
              <text:p text:style-name="Table_20_Contents">44</text:p>
              <text:p text:style-name="Table_20_Contents">45</text:p>
              <text:p text:style-name="Table_20_Contents">46</text:p>
              <text:p text:style-name="Table_20_Contents">47</text:p>
              <text:p text:style-name="Table_20_Contents">48</text:p>
              <text:p text:style-name="Table_20_Contents">49</text:p>
              <text:p text:style-name="Table_20_Contents">50</text:p>
              <text:p text:style-name="Table_20_Contents">51</text:p>
              <text:p text:style-name="Table_20_Contents">52</text:p>
              <text:p text:style-name="Table_20_Contents">53</text:p>
              <text:p text:style-name="Table_20_Contents">54</text:p>
              <text:p text:style-name="Table_20_Contents">55</text:p>
              <text:p text:style-name="Table_20_Contents">56</text:p>
              <text:p text:style-name="Table_20_Contents">57</text:p>
              <text:p text:style-name="Table_20_Contents">58</text:p>
              <text:p text:style-name="Table_20_Contents">59</text:p>
              <text:p text:style-name="Table_20_Contents">60</text:p>
              <text:p text:style-name="Table_20_Contents">61</text:p>
              <text:p text:style-name="Table_20_Contents">62</text:p>
              <text:p text:style-name="Table_20_Contents">63</text:p>
              <text:p text:style-name="Table_20_Contents">64</text:p>
              <text:p text:style-name="Table_20_Contents">65</text:p>
              <text:p text:style-name="Table_20_Contents">66</text:p>
              <text:p text:style-name="Table_20_Contents">67</text:p>
            </table:table-cell>
            <table:table-cell table:style-name="Tabela10.A1" office:value-type="string">
              <text:p text:style-name="Table_20_Contents"><text:span text:style-name="Source_20_Text">&lt;?php</text:span></text:p>
              <text:p text:style-name="Table_20_Contents"><text:span text:style-name="Source_20_Text">namespace</text:span> <text:span text:style-name="Source_20_Text">App\Test\TestCase\Shell;</text:span></text:p>
              <text:p text:style-name="Table_20_Contents"> </text:p>
              <text:p text:style-name="Table_20_Contents"><text:span text:style-name="Source_20_Text">use</text:span> <text:span text:style-name="Source_20_Text">App\Shell\ImportToAlgoliaShell;</text:span></text:p>
              <text:p text:style-name="Table_20_Contents"><text:span text:style-name="Source_20_Text">use</text:span> <text:span text:style-name="Source_20_Text">App\Utility\Algolia\InMemoryClient;</text:span></text:p>
              <text:p text:style-name="Table_20_Contents"><text:span text:style-name="Source_20_Text">use</text:span> <text:span text:style-name="Source_20_Text">Cake\TestSuite\TestCase;</text:span></text:p>
              <text:p text:style-name="Table_20_Contents"> </text:p>
              <text:p text:style-name="Table_20_Contents"><text:span text:style-name="Source_20_Text">/**</text:span></text:p>
              <text:p text:style-name="Table_20_Contents"><text:span text:style-name="Source_20_Text"> * App\Shell\ImportToAlgoliaShell Test Case</text:span></text:p>
              <text:p text:style-name="Table_20_Contents"><text:span text:style-name="Source_20_Text"> */</text:span></text:p>
              <text:p text:style-name="Table_20_Contents"><text:span text:style-name="Source_20_Text">class</text:span> <text:span text:style-name="Source_20_Text">ImportToAlgoliaShellTest extends</text:span> <text:span text:style-name="Source_20_Text">TestCase</text:span></text:p>
              <text:p text:style-name="Table_20_Contents"><text:span text:style-name="Source_20_Text">{</text:span></text:p>
              <text:p text:style-name="Table_20_Contents"> </text:p>
              <text:p text:style-name="Table_20_Contents"><text:span text:style-name="Source_20_Text">    /**</text:span></text:p>
              <text:p text:style-name="Table_20_Contents"><text:span text:style-name="Source_20_Text">     * ConsoleIo mock</text:span></text:p>
              <text:p text:style-name="Table_20_Contents"><text:span text:style-name="Source_20_Text">     *</text:span></text:p>
              <text:p text:style-name="Table_20_Contents"><text:span text:style-name="Source_20_Text">     * @var \Cake\Console\ConsoleIo|\PHPUnit_Framework_MockObject_MockObject</text:span></text:p>
              <text:p text:style-name="Table_20_Contents"><text:span text:style-name="Source_20_Text">     */</text:span></text:p>
              <text:p text:style-name="Table_20_Contents"><text:span text:style-name="Source_20_Text">    public</text:span> <text:span text:style-name="Source_20_Text">$io;</text:span></text:p>
              <text:p text:style-name="Table_20_Contents"> </text:p>
              <text:p text:style-name="Table_20_Contents"><text:span text:style-name="Source_20_Text">    /**</text:span></text:p>
              <text:p text:style-name="Table_20_Contents"><text:span text:style-name="Source_20_Text">     * Test subject</text:span></text:p>
              <text:p text:style-name="Table_20_Contents"><text:span text:style-name="Source_20_Text">     *</text:span></text:p>
              <text:p text:style-name="Table_20_Contents"><text:span text:style-name="Source_20_Text">     * @var \App\Shell\ImportToAlgoliaShell</text:span></text:p>
              <text:p text:style-name="Table_20_Contents"><text:span text:style-name="Source_20_Text">     */</text:span></text:p>
              <text:p text:style-name="Table_20_Contents"><text:span text:style-name="Source_20_Text">    public</text:span> <text:span text:style-name="Source_20_Text">$ImportToAlgolia;</text:span></text:p>
              <text:p text:style-name="Table_20_Contents"> </text:p>
              <text:p text:style-name="Table_20_Contents"><text:span text:style-name="Source_20_Text">    /**</text:span></text:p>
              <text:p text:style-name="Table_20_Contents"><text:span text:style-name="Source_20_Text">     * setUp method</text:span></text:p>
              <text:p text:style-name="Table_20_Contents"><text:span text:style-name="Source_20_Text">     *</text:span></text:p>
              <text:p text:style-name="Table_20_Contents"><text:span text:style-name="Source_20_Text">     * @return void</text:span></text:p>
              <text:p text:style-name="Table_20_Contents"><text:span text:style-name="Source_20_Text">     */</text:span></text:p>
              <text:p text:style-name="Table_20_Contents"><text:span text:style-name="Source_20_Text">    public</text:span> <text:span text:style-name="Source_20_Text">function</text:span> <text:span text:style-name="Source_20_Text">setUp()</text:span></text:p>
              <text:p text:style-name="Table_20_Contents"><text:span text:style-name="Source_20_Text">    {</text:span></text:p>
              <text:p text:style-name="Table_20_Contents"><text:span text:style-name="Source_20_Text">        parent::setUp();</text:span></text:p>
              <text:p text:style-name="Table_20_Contents"><text:span text:style-name="Source_20_Text">        $this-&gt;io = $this-&gt;getMock('Cake\Console\ConsoleIo');</text:span></text:p>
              <text:p text:style-name="Table_20_Contents"><text:span text:style-name="Source_20_Text">        $this-&gt;ImportToAlgolia = new</text:span> <text:span text:style-name="Source_20_Text">ImportToAlgoliaShell($this-&gt;io);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    /**</text:span></text:p>
              <text:p text:style-name="Table_20_Contents"><text:span text:style-name="Source_20_Text">     * tearDown method</text:span></text:p>
              <text:p text:style-name="Table_20_Contents"><text:span text:style-name="Source_20_Text">     *</text:span></text:p>
              <text:p text:style-name="Table_20_Contents"><text:span text:style-name="Source_20_Text">     * @return void</text:span></text:p>
              <text:p text:style-name="Table_20_Contents"><text:span text:style-name="Source_20_Text">     */</text:span></text:p>
              <text:p text:style-name="Table_20_Contents"><text:span text:style-name="Source_20_Text">    public</text:span> <text:span text:style-name="Source_20_Text">function</text:span> <text:span text:style-name="Source_20_Text">tearDown()</text:span></text:p>
              <text:p text:style-name="Table_20_Contents"><text:span text:style-name="Source_20_Text">    {</text:span></text:p>
              <text:p text:style-name="Table_20_Contents"><text:span text:style-name="Source_20_Text">        unset($this-&gt;ImportToAlgolia);</text:span></text:p>
              <text:p text:style-name="Table_20_Contents"> </text:p>
              <text:p text:style-name="Table_20_Contents"><text:span text:style-name="Source_20_Text">        parent::tearDown();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    /**</text:span></text:p>
              <text:p text:style-name="Table_20_Contents"><text:span text:style-name="Source_20_Text">     * Test main method</text:span></text:p>
              <text:p text:style-name="Table_20_Contents"><text:span text:style-name="Source_20_Text">     *</text:span></text:p>
              <text:p text:style-name="Table_20_Contents"><text:span text:style-name="Source_20_Text">     * @return void</text:span></text:p>
              <text:p text:style-name="Table_20_Contents"><text:span text:style-name="Source_20_Text">     */</text:span></text:p>
              <text:p text:style-name="Table_20_Contents"><text:span text:style-name="Source_20_Text">    public</text:span> <text:span text:style-name="Source_20_Text">function</text:span> <text:span text:style-name="Source_20_Text">testMain()</text:span></text:p>
              <text:p text:style-name="Table_20_Contents"><text:span text:style-name="Source_20_Text">    {</text:span></text:p>
              <text:p text:style-name="Table_20_Contents"><text:span text:style-name="Source_20_Text">        $inMemoryClient</text:span> <text:span text:style-name="Source_20_Text">= new</text:span> <text:span text:style-name="Source_20_Text">InMemoryClient();</text:span></text:p>
              <text:p text:style-name="Table_20_Contents"> </text:p>
              <text:p text:style-name="Table_20_Contents"><text:span text:style-name="Source_20_Text">        $this-&gt;ImportToAlgolia-&gt;setAlgoliaClient($inMemoryClient);</text:span></text:p>
              <text:p text:style-name="Table_20_Contents"><text:span text:style-name="Source_20_Text">        $this-&gt;ImportToAlgolia-&gt;main();</text:span></text:p>
              <text:p text:style-name="Table_20_Contents"> </text:p>
              <text:p text:style-name="Table_20_Contents"><text:span text:style-name="Source_20_Text">        $this-&gt;assertEquals(2, count($inMemoryClient-&gt;objects));</text:span></text:p>
              <text:p text:style-name="Table_20_Contents"><text:span text:style-name="Source_20_Text">        $this-&gt;assertEquals(['title', 'description'], $inMemoryClient-&gt;getIndexSettings()['attributesToIndex']);</text:span></text:p>
              <text:p text:style-name="Table_20_Contents"><text:span text:style-name="Source_20_Text">    }</text:span></text:p>
              <text:p text:style-name="Table_20_Contents"><text:span text:style-name="Source_20_Text">}</text:span></text:p>
            </table:table-cell>
          </table:table-row>
        </table:table>
        <text:p text:style-name="Text_20_body"><text:soft-page-break/></text:p>
      </text:section>
      <text:p text:style-name="Text_20_body">For demonstration purpose only, we will not import some static data to Algolia. In reality, our data should be retrieved from some kind of persistent layer, for example database.</text:p>
      <text:p text:style-name="Text_20_body">At last, let's implement <text:span text:style-name="Strong_20_Emphasis">main</text:span> method. It is pretty straightforward as shown below:</text:p>
      <text:section text:style-name="Sect1" text:name="highlighter_117186">
        <text:p text:style-name="P5"><text:a xlink:type="simple" xlink:href="https://www.startutorial.com/articles/view/building-custom-search-engine-with-algolia-and-cakephp-3#" text:style-name="Internet_20_link" text:visited-style-name="Visited_20_Internet_20_Link">?</text:a></text:p>
        <table:table table:name="Tabela11" table:style-name="Tabela11">
          <table:table-column table:style-name="Tabela11.A"/>
          <table:table-column table:style-name="Tabela11.B"/>
          <table:table-row table:style-name="TableLine94761714415344">
            <table:table-cell table:style-name="Tabela11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26</text:p>
              <text:p text:style-name="Table_20_Contents">27</text:p>
              <text:p text:style-name="Table_20_Contents">28</text:p>
              <text:p text:style-name="Table_20_Contents">29</text:p>
            </table:table-cell>
            <table:table-cell table:style-name="Tabela11.A1" office:value-type="string">
              <text:p text:style-name="Table_20_Contents"><text:span text:style-name="Source_20_Text">public</text:span> <text:span text:style-name="Source_20_Text">function</text:span> <text:span text:style-name="Source_20_Text">main()</text:span></text:p>
              <text:p text:style-name="Table_20_Contents"><text:span text:style-name="Source_20_Text">{</text:span></text:p>
              <text:p text:style-name="Table_20_Contents"><text:span text:style-name="Source_20_Text">    $this-&gt;out('Start importing to Algolia');</text:span></text:p>
              <text:p text:style-name="Table_20_Contents"> </text:p>
              <text:p text:style-name="Table_20_Contents"><text:span text:style-name="Source_20_Text">    // Get data from Database</text:span></text:p>
              <text:p text:style-name="Table_20_Contents"><text:span text:style-name="Source_20_Text">    $objects</text:span> <text:span text:style-name="Source_20_Text">= [</text:span></text:p>
              <text:p text:style-name="Table_20_Contents"><text:span text:style-name="Source_20_Text">        [</text:span></text:p>
              <text:p text:style-name="Table_20_Contents"><text:span text:style-name="Source_20_Text">            'objectID'</text:span> <text:span text:style-name="Source_20_Text">=&gt; 1,</text:span></text:p>
              <text:p text:style-name="Table_20_Contents"><text:span text:style-name="Source_20_Text">            'title'</text:span> <text:span text:style-name="Source_20_Text">=&gt; 'Resumable file upload',</text:span></text:p>
              <text:p text:style-name="Table_20_Contents"><text:span text:style-name="Source_20_Text">            'description'</text:span> <text:span text:style-name="Source_20_Text">=&gt; 'If your application allows users to upload large files...',</text:span></text:p>
              <text:p text:style-name="Table_20_Contents"><text:span text:style-name="Source_20_Text">            'comment_counts'</text:span> <text:span text:style-name="Source_20_Text">=&gt; 2,</text:span></text:p>
              <text:p text:style-name="Table_20_Contents"><text:span text:style-name="Source_20_Text">        ],</text:span></text:p>
              <text:p text:style-name="Table_20_Contents"><text:span text:style-name="Source_20_Text">        [</text:span></text:p>
              <text:p text:style-name="Table_20_Contents"><text:span text:style-name="Source_20_Text">            'objectID'</text:span> <text:span text:style-name="Source_20_Text">=&gt; 2,</text:span></text:p>
              <text:p text:style-name="Table_20_Contents"><text:span text:style-name="Source_20_Text">            'title'</text:span> <text:span text:style-name="Source_20_Text">=&gt; 'PHP CRUD Tutorial',</text:span></text:p>
              <text:p text:style-name="Table_20_Contents"><text:span text:style-name="Source_20_Text">            'description'</text:span> <text:span text:style-name="Source_20_Text">=&gt; 'Creating CRUD grid is a very common task in web development...',</text:span></text:p>
              <text:p text:style-name="Table_20_Contents"><text:span text:style-name="Source_20_Text">            'comment_counts'</text:span> <text:span text:style-name="Source_20_Text">=&gt; 4,</text:span></text:p>
              <text:p text:style-name="Table_20_Contents"><text:span text:style-name="Source_20_Text">        ],</text:span></text:p>
              <text:p text:style-name="Table_20_Contents"><text:span text:style-name="Source_20_Text">    ];</text:span></text:p>
              <text:p text:style-name="Table_20_Contents"> </text:p>
              <text:p text:style-name="Table_20_Contents"><text:span text:style-name="Source_20_Text">    $this-&gt;getAlgoliaClient()-&gt;saveObjects($objects);</text:span></text:p>
              <text:p text:style-name="Table_20_Contents"> </text:p>
              <text:p text:style-name="Table_20_Contents"><text:span text:style-name="Source_20_Text">    $this-&gt;getAlgoliaClient()-&gt;setIndexSettings([</text:span></text:p>
              <text:p text:style-name="Table_20_Contents"><text:span text:style-name="Source_20_Text">        'attributesToIndex'</text:span> <text:span text:style-name="Source_20_Text">=&gt; array('title', 'description'),</text:span></text:p>
              <text:p text:style-name="Table_20_Contents"><text:span text:style-name="Source_20_Text">        'customRanking'</text:span> <text:span text:style-name="Source_20_Text">=&gt; array('desc(commen_counts)')</text:span></text:p>
              <text:p text:style-name="Table_20_Contents"><text:span text:style-name="Source_20_Text">    ]);</text:span></text:p>
              <text:p text:style-name="Table_20_Contents"> </text:p>
              <text:p text:style-name="Table_20_Contents"><text:span text:style-name="Source_20_Text">    $this-&gt;out('Finish importing to Algolia');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The complete ImportToAlgoliaShell class is as shown below:</text:p>
      <text:section text:style-name="Sect1" text:name="highlighter_378805">
        <text:p text:style-name="P5"><text:a xlink:type="simple" xlink:href="https://www.startutorial.com/articles/view/building-custom-search-engine-with-algolia-and-cakephp-3#" text:style-name="Internet_20_link" text:visited-style-name="Visited_20_Internet_20_Link">?</text:a></text:p>
        <table:table table:name="Tabela12" table:style-name="Tabela12">
          <table:table-column table:style-name="Tabela12.A"/>
          <table:table-column table:style-name="Tabela12.B"/>
          <table:table-row table:style-name="TableLine94761714501552">
            <table:table-cell table:style-name="Tabela12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<text:soft-page-break/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26</text:p>
              <text:p text:style-name="Table_20_Contents">27</text:p>
              <text:p text:style-name="Table_20_Contents">28</text:p>
              <text:p text:style-name="Table_20_Contents">29</text:p>
              <text:p text:style-name="Table_20_Contents">30</text:p>
              <text:p text:style-name="Table_20_Contents">31</text:p>
              <text:p text:style-name="Table_20_Contents">32</text:p>
              <text:p text:style-name="Table_20_Contents">33</text:p>
              <text:p text:style-name="Table_20_Contents">34</text:p>
              <text:p text:style-name="Table_20_Contents">35</text:p>
              <text:p text:style-name="Table_20_Contents">36</text:p>
              <text:p text:style-name="Table_20_Contents">37</text:p>
              <text:p text:style-name="Table_20_Contents">38</text:p>
              <text:p text:style-name="Table_20_Contents">39</text:p>
              <text:p text:style-name="Table_20_Contents">40</text:p>
              <text:p text:style-name="Table_20_Contents">41</text:p>
              <text:p text:style-name="Table_20_Contents">42</text:p>
              <text:p text:style-name="Table_20_Contents">43</text:p>
              <text:p text:style-name="Table_20_Contents">44</text:p>
              <text:p text:style-name="Table_20_Contents">45</text:p>
              <text:p text:style-name="Table_20_Contents">46</text:p>
              <text:p text:style-name="Table_20_Contents">47</text:p>
              <text:p text:style-name="Table_20_Contents">48</text:p>
              <text:p text:style-name="Table_20_Contents">49</text:p>
              <text:p text:style-name="Table_20_Contents">50</text:p>
              <text:p text:style-name="Table_20_Contents">51</text:p>
              <text:p text:style-name="Table_20_Contents">52</text:p>
              <text:p text:style-name="Table_20_Contents">53</text:p>
              <text:p text:style-name="Table_20_Contents">54</text:p>
              <text:p text:style-name="Table_20_Contents">55</text:p>
              <text:p text:style-name="Table_20_Contents">56</text:p>
              <text:p text:style-name="Table_20_Contents">57</text:p>
              <text:p text:style-name="Table_20_Contents">58</text:p>
              <text:p text:style-name="Table_20_Contents">59</text:p>
              <text:p text:style-name="Table_20_Contents">60</text:p>
              <text:p text:style-name="Table_20_Contents">61</text:p>
              <text:p text:style-name="Table_20_Contents">62</text:p>
              <text:p text:style-name="Table_20_Contents">63</text:p>
              <text:p text:style-name="Table_20_Contents">64</text:p>
              <text:p text:style-name="Table_20_Contents">65</text:p>
            </table:table-cell>
            <table:table-cell table:style-name="Tabela12.A1" office:value-type="string">
              <text:p text:style-name="Table_20_Contents"><text:span text:style-name="Source_20_Text">&lt;?php</text:span></text:p>
              <text:p text:style-name="Table_20_Contents"><text:span text:style-name="Source_20_Text">namespace</text:span> <text:span text:style-name="Source_20_Text">App\Shell;</text:span></text:p>
              <text:p text:style-name="Table_20_Contents"> </text:p>
              <text:p text:style-name="Table_20_Contents"><text:span text:style-name="Source_20_Text">use</text:span> <text:span text:style-name="Source_20_Text">App\Utility\Algolia\AlgoliaSdkClient;</text:span></text:p>
              <text:p text:style-name="Table_20_Contents"><text:span text:style-name="Source_20_Text">use</text:span> <text:span text:style-name="Source_20_Text">App\Utility\Algolia\Client;</text:span></text:p>
              <text:p text:style-name="Table_20_Contents"><text:span text:style-name="Source_20_Text">use</text:span> <text:span text:style-name="Source_20_Text">Cake\Console\Shell;</text:span></text:p>
              <text:p text:style-name="Table_20_Contents"><text:span text:style-name="Source_20_Text">use</text:span> <text:span text:style-name="Source_20_Text">Cake\Core\Configure;</text:span></text:p>
              <text:p text:style-name="Table_20_Contents"> </text:p>
              <text:p text:style-name="Table_20_Contents"><text:span text:style-name="Source_20_Text">/**</text:span></text:p>
              <text:p text:style-name="Table_20_Contents"><text:soft-page-break/><text:span text:style-name="Source_20_Text"> * ImportToAlgolia shell command.</text:span></text:p>
              <text:p text:style-name="Table_20_Contents"><text:span text:style-name="Source_20_Text"> */</text:span></text:p>
              <text:p text:style-name="Table_20_Contents"><text:span text:style-name="Source_20_Text">class</text:span> <text:span text:style-name="Source_20_Text">ImportToAlgoliaShell extends</text:span> <text:span text:style-name="Source_20_Text">Shell</text:span></text:p>
              <text:p text:style-name="Table_20_Contents"><text:span text:style-name="Source_20_Text">{</text:span></text:p>
              <text:p text:style-name="Table_20_Contents"><text:span text:style-name="Source_20_Text">    private</text:span> <text:span text:style-name="Source_20_Text">$algoliaClient</text:span> <text:span text:style-name="Source_20_Text">= null;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main()</text:span></text:p>
              <text:p text:style-name="Table_20_Contents"><text:span text:style-name="Source_20_Text">    {</text:span></text:p>
              <text:p text:style-name="Table_20_Contents"><text:span text:style-name="Source_20_Text">        $this-&gt;out('Start importing to Algolia');</text:span></text:p>
              <text:p text:style-name="Table_20_Contents"> </text:p>
              <text:p text:style-name="Table_20_Contents"><text:span text:style-name="Source_20_Text">        // Get data from Database</text:span></text:p>
              <text:p text:style-name="Table_20_Contents"><text:span text:style-name="Source_20_Text">        $objects</text:span> <text:span text:style-name="Source_20_Text">= [</text:span></text:p>
              <text:p text:style-name="Table_20_Contents"><text:span text:style-name="Source_20_Text">            [</text:span></text:p>
              <text:p text:style-name="Table_20_Contents"><text:span text:style-name="Source_20_Text">                'objectID'</text:span> <text:span text:style-name="Source_20_Text">=&gt; 1,</text:span></text:p>
              <text:p text:style-name="Table_20_Contents"><text:span text:style-name="Source_20_Text">                'title'</text:span> <text:span text:style-name="Source_20_Text">=&gt; 'Resumable file upload',</text:span></text:p>
              <text:p text:style-name="Table_20_Contents"><text:span text:style-name="Source_20_Text">                'description'</text:span> <text:span text:style-name="Source_20_Text">=&gt; 'If your application allows users to upload large files...',</text:span></text:p>
              <text:p text:style-name="Table_20_Contents"><text:span text:style-name="Source_20_Text">                'comment_counts'</text:span> <text:span text:style-name="Source_20_Text">=&gt; 2,</text:span></text:p>
              <text:p text:style-name="Table_20_Contents"><text:span text:style-name="Source_20_Text">            ],</text:span></text:p>
              <text:p text:style-name="Table_20_Contents"><text:span text:style-name="Source_20_Text">            [</text:span></text:p>
              <text:p text:style-name="Table_20_Contents"><text:span text:style-name="Source_20_Text">                'objectID'</text:span> <text:span text:style-name="Source_20_Text">=&gt; 2,</text:span></text:p>
              <text:p text:style-name="Table_20_Contents"><text:span text:style-name="Source_20_Text">                'title'</text:span> <text:span text:style-name="Source_20_Text">=&gt; 'PHP CRUD Tutorial',</text:span></text:p>
              <text:p text:style-name="Table_20_Contents"><text:span text:style-name="Source_20_Text">                'description'</text:span> <text:span text:style-name="Source_20_Text">=&gt; 'Creating CRUD grid is a very common task in web development...',</text:span></text:p>
              <text:p text:style-name="Table_20_Contents"><text:span text:style-name="Source_20_Text">                'comment_counts'</text:span> <text:span text:style-name="Source_20_Text">=&gt; 4,</text:span></text:p>
              <text:p text:style-name="Table_20_Contents"><text:span text:style-name="Source_20_Text">            ],</text:span></text:p>
              <text:p text:style-name="Table_20_Contents"><text:span text:style-name="Source_20_Text">        ];</text:span></text:p>
              <text:p text:style-name="Table_20_Contents"> </text:p>
              <text:p text:style-name="Table_20_Contents"><text:span text:style-name="Source_20_Text">        $this-&gt;getAlgoliaClient()-&gt;saveObjects($objects);</text:span></text:p>
              <text:p text:style-name="Table_20_Contents"> </text:p>
              <text:p text:style-name="Table_20_Contents"><text:span text:style-name="Source_20_Text">        $this-&gt;getAlgoliaClient()-&gt;setIndexSettings([</text:span></text:p>
              <text:p text:style-name="Table_20_Contents"><text:span text:style-name="Source_20_Text">            'attributesToIndex'</text:span> <text:span text:style-name="Source_20_Text">=&gt; array('title', 'description'),</text:span></text:p>
              <text:p text:style-name="Table_20_Contents"><text:span text:style-name="Source_20_Text">            'customRanking'</text:span> <text:span text:style-name="Source_20_Text">=&gt; array('desc(commen_counts)')</text:span></text:p>
              <text:p text:style-name="Table_20_Contents"><text:span text:style-name="Source_20_Text">        ]);</text:span></text:p>
              <text:p text:style-name="Table_20_Contents"> </text:p>
              <text:p text:style-name="Table_20_Contents"><text:span text:style-name="Source_20_Text">        $this-&gt;out('Finish importing to Algolia');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    public</text:span> <text:span text:style-name="Source_20_Text">function</text:span> <text:span text:style-name="Source_20_Text">setAlgoliaClient(Client $client)</text:span></text:p>
              <text:p text:style-name="Table_20_Contents"><text:span text:style-name="Source_20_Text">    {</text:span></text:p>
              <text:p text:style-name="Table_20_Contents"><text:span text:style-name="Source_20_Text">        $this-&gt;algoliaClient = $client;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    /**</text:span></text:p>
              <text:p text:style-name="Table_20_Contents"><text:span text:style-name="Source_20_Text">     * @return Client</text:span></text:p>
              <text:p text:style-name="Table_20_Contents"><text:span text:style-name="Source_20_Text">     */</text:span></text:p>
              <text:p text:style-name="Table_20_Contents"><text:span text:style-name="Source_20_Text">    public</text:span> <text:span text:style-name="Source_20_Text">function</text:span> <text:span text:style-name="Source_20_Text">getAlgoliaClient()</text:span></text:p>
              <text:p text:style-name="Table_20_Contents"><text:span text:style-name="Source_20_Text">    {</text:span></text:p>
              <text:p text:style-name="Table_20_Contents"><text:span text:style-name="Source_20_Text">        if</text:span> <text:span text:style-name="Source_20_Text">(null == $this-&gt;algoliaClient) {</text:span></text:p>
              <text:p text:style-name="Table_20_Contents"><text:span text:style-name="Source_20_Text">            $this-&gt;algoliaClient =  new</text:span> <text:span text:style-name="Source_20_Text">AlgoliaSdkClient(</text:span></text:p>
              <text:p text:style-name="Table_20_Contents"><text:span text:style-name="Source_20_Text">                Configure::read('Algolia.appId'),</text:span></text:p>
              <text:p text:style-name="Table_20_Contents"><text:span text:style-name="Source_20_Text">                Configure::read('Algolia.apiKey.backend'),</text:span></text:p>
              <text:p text:style-name="Table_20_Contents"><text:span text:style-name="Source_20_Text">                Configure::read('Algolia.index')</text:span></text:p>
              <text:p text:style-name="Table_20_Contents"><text:span text:style-name="Source_20_Text">            );</text:span></text:p>
              <text:p text:style-name="Table_20_Contents"><text:span text:style-name="Source_20_Text">        }</text:span></text:p>
              <text:p text:style-name="Table_20_Contents"><text:span text:style-name="Source_20_Text">        return</text:span> <text:span text:style-name="Source_20_Text">$this-&gt;algoliaClient;</text:span></text:p>
              <text:p text:style-name="Table_20_Contents"><text:span text:style-name="Source_20_Text">    }</text:span></text:p>
              <text:p text:style-name="Table_20_Contents"><text:span text:style-name="Source_20_Text">}</text:span></text:p>
            </table:table-cell>
          </table:table-row>
        </table:table>
        <text:p text:style-name="Text_20_body"><text:soft-page-break/></text:p>
      </text:section>
      <text:p text:style-name="Text_20_body">Finally run command as shown below to import our existing data records:</text:p>
      <text:section text:style-name="Sect1" text:name="highlighter_439602">
        <text:p text:style-name="P5"><text:a xlink:type="simple" xlink:href="https://www.startutorial.com/articles/view/building-custom-search-engine-with-algolia-and-cakephp-3#" text:style-name="Internet_20_link" text:visited-style-name="Visited_20_Internet_20_Link">?</text:a></text:p>
        <table:table table:name="Tabela13" table:style-name="Tabela13">
          <table:table-column table:style-name="Tabela13.A"/>
          <table:table-column table:style-name="Tabela13.B"/>
          <table:table-row table:style-name="TableLine94761705240944">
            <table:table-cell table:style-name="Tabela13.A1" office:value-type="string">
              <text:p text:style-name="Table_20_Contents">1</text:p>
            </table:table-cell>
            <table:table-cell table:style-name="Tabela13.A1" office:value-type="string">
              <text:p text:style-name="Table_20_Contents"><text:span text:style-name="Source_20_Text">bin/cake ImportToAlgolia</text:span></text:p>
            </table:table-cell>
          </table:table-row>
        </table:table>
        <text:p text:style-name="Text_20_body"/>
      </text:section>
      <text:h text:style-name="Heading_20_3" text:outline-level="3"><text:bookmark text:name="toc_7"/>Add/update/delete object</text:h>
      <text:p text:style-name="Text_20_body">By right, we need to add/update/delete objects in Algolia whenever we do in our application. This can be achieved conveniently using CakePHP callbacks. </text:p>
      <text:p text:style-name="Text_20_body">The client methods to use are listed below. We will not cover this in this tutorial. </text:p>
      <text:list xml:id="list1980180980" text:style-name="L3">
        <text:list-item>
          <text:p text:style-name="P8">Add object: <text:span text:style-name="Source_20_Text">Client::saveObject().</text:span> </text:p>
        </text:list-item>
        <text:list-item>
          <text:p text:style-name="P8">Update object: <text:span text:style-name="Source_20_Text">Client::saveObject().</text:span> </text:p>
        </text:list-item>
        <text:list-item>
          <text:p text:style-name="P3">Delete object: <text:span text:style-name="Source_20_Text">Client::deleteObject().</text:span> </text:p>
        </text:list-item>
      </text:list>
      <text:h text:style-name="Heading_20_2" text:outline-level="2"><text:bookmark text:name="toc_8"/>Tweaking ranking &amp; relevance</text:h>
      <text:p text:style-name="Text_20_body">We have setup the initial indexing and ranking parameters in <text:span text:style-name="Strong_20_Emphasis">ImportToAlgolia</text:span> shell script. However we can always tweak the ranking later and Algolia provides a convinennt way to do so.</text:p>
      <text:p text:style-name="Text_20_body">Login to Algolia's website, we will find a <text:span text:style-name="Strong_20_Emphasis">RANKING</text:span> under <text:span text:style-name="Strong_20_Emphasis">Indices</text:span> panel. It provides a drag and drop interface for us to tweak the settings for the attributes to index and custom ranking. </text:p>
      <text:h text:style-name="Heading_20_2" text:outline-level="2"><text:bookmark text:name="toc_9"/>Implementing search</text:h>
      <text:p text:style-name="Text_20_body">Last step of this tutorial is to actually build the user interface. Algolia provides an out of box solution for building a very robust interface. It is named <text:a xlink:type="simple" xlink:href="https://community.algolia.com/instantsearch.js/" text:style-name="Internet_20_link" text:visited-style-name="Visited_20_Internet_20_Link"><text:span text:style-name="Strong_20_Emphasis">instantsearch.js</text:span></text:a>. </text:p>
      <text:p text:style-name="Text_20_body">The instantsearch.js default CSS file has no particular styling. We will copy the stylesheet of their demo page:</text:p>
      <text:list xml:id="list1018267871" text:style-name="L4">
        <text:list-item>
          <text:p text:style-name="P9">Download the stylesheet <text:a xlink:type="simple" xlink:href="https://github.com/algolia/examples/blob/master/instant-search/instantsearch.js/style.css" text:style-name="Internet_20_link" text:visited-style-name="Visited_20_Internet_20_Link">here</text:a> and place it under <text:span text:style-name="Strong_20_Emphasis">webroot/css/style.css</text:span>. </text:p>
        </text:list-item>
        <text:list-item>
          <text:p text:style-name="P4">Download the images <text:a xlink:type="simple" xlink:href="https://github.com/algolia/examples/tree/master/instant-search/instantsearch.js/img" text:style-name="Internet_20_link" text:visited-style-name="Visited_20_Internet_20_Link">here</text:a> and place them under <text:span text:style-name="Strong_20_Emphasis">webroot/img</text:span>. </text:p>
        </text:list-item>
      </text:list>
      <text:p text:style-name="Text_20_body">Link the resources in the header section of <text:span text:style-name="Strong_20_Emphasis">src/Template/Layout/default.ctp</text:span> file:</text:p>
      <text:section text:style-name="Sect1" text:name="highlighter_26174">
        <text:p text:style-name="P5"><text:a xlink:type="simple" xlink:href="https://www.startutorial.com/articles/view/building-custom-search-engine-with-algolia-and-cakephp-3#" text:style-name="Internet_20_link" text:visited-style-name="Visited_20_Internet_20_Link">?</text:a></text:p>
        <table:table table:name="Tabela14" table:style-name="Tabela14">
          <table:table-column table:style-name="Tabela14.A"/>
          <table:table-column table:style-name="Tabela14.B"/>
          <table:table-row table:style-name="TableLine94761714803104">
            <table:table-cell table:style-name="Tabela14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</table:table-cell>
            <table:table-cell table:style-name="Tabela14.A1" office:value-type="string">
              <text:p text:style-name="Table_20_Contents"><text:span text:style-name="Source_20_Text">&lt;head&gt;</text:span></text:p>
              <text:p text:style-name="Table_20_Contents"><text:span text:style-name="Source_20_Text">...</text:span></text:p>
              <text:p text:style-name="Table_20_Contents"> </text:p>
              <text:p text:style-name="Table_20_Contents"><text:span text:style-name="Source_20_Text">&lt;link rel="stylesheet"</text:span> <text:span text:style-name="Source_20_Text">type="text/css"</text:span> <text:span text:style-name="Source_20_Text">href="//</text:span><text:a xlink:type="simple" xlink:href="http://cdn.jsdelivr.net/instantsearch.js/1/instantsearch.min.css" text:style-name="Internet_20_link" text:visited-style-name="Visited_20_Internet_20_Link"><text:span text:style-name="Source_20_Text">cdn.jsdelivr.net/instantsearch.js/1/instantsearch.min.css</text:span></text:a><text:span text:style-name="Source_20_Text">"</text:span> <text:span text:style-name="Source_20_Text">/&gt;</text:span></text:p>
              <text:p text:style-name="Table_20_Contents"><text:span text:style-name="Source_20_Text">&lt;script src="//</text:span><text:a xlink:type="simple" xlink:href="http://cdn.jsdelivr.net/instantsearch.js/1/instantsearch.min.js" text:style-name="Internet_20_link" text:visited-style-name="Visited_20_Internet_20_Link"><text:span text:style-name="Source_20_Text">cdn.jsdelivr.net/instantsearch.js/1/instantsearch.min.js</text:span></text:a><text:span text:style-name="Source_20_Text">"&gt;&lt;/script&gt;</text:span></text:p>
              <text:p text:style-name="Table_20_Contents"><text:span text:style-name="Source_20_Text">&lt;?= $this-&gt;Html-&gt;css('style');?&gt;</text:span></text:p>
              <text:p text:style-name="Table_20_Contents"><text:span text:style-name="Source_20_Text">    </text:span> </text:p>
              <text:p text:style-name="Table_20_Contents"><text:span text:style-name="Source_20_Text">...</text:span></text:p>
              <text:p text:style-name="Table_20_Contents"><text:soft-page-break/><text:span text:style-name="Source_20_Text">&lt;/head&gt;</text:span></text:p>
            </table:table-cell>
          </table:table-row>
        </table:table>
        <text:p text:style-name="Text_20_body"/>
      </text:section>
      <text:p text:style-name="Text_20_body">Create a dummy controller <text:span text:style-name="Strong_20_Emphasis">src/Controller/SearchesController.php</text:span> with code as shown below:</text:p>
      <text:section text:style-name="Sect1" text:name="highlighter_502386">
        <text:p text:style-name="P5"><text:a xlink:type="simple" xlink:href="https://www.startutorial.com/articles/view/building-custom-search-engine-with-algolia-and-cakephp-3#" text:style-name="Internet_20_link" text:visited-style-name="Visited_20_Internet_20_Link">?</text:a></text:p>
        <table:table table:name="Tabela15" table:style-name="Tabela15">
          <table:table-column table:style-name="Tabela15.A"/>
          <table:table-column table:style-name="Tabela15.B"/>
          <table:table-row table:style-name="TableLine94761714863920">
            <table:table-cell table:style-name="Tabela15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</table:table-cell>
            <table:table-cell table:style-name="Tabela15.A1" office:value-type="string">
              <text:p text:style-name="Table_20_Contents"><text:span text:style-name="Source_20_Text">&lt;?php</text:span></text:p>
              <text:p text:style-name="Table_20_Contents"><text:span text:style-name="Source_20_Text">namespace</text:span> <text:span text:style-name="Source_20_Text">App\Controller;</text:span></text:p>
              <text:p text:style-name="Table_20_Contents"> </text:p>
              <text:p text:style-name="Table_20_Contents"> </text:p>
              <text:p text:style-name="Table_20_Contents"><text:span text:style-name="Source_20_Text">class</text:span> <text:span text:style-name="Source_20_Text">SearchesController extends</text:span> <text:span text:style-name="Source_20_Text">AppController</text:span></text:p>
              <text:p text:style-name="Table_20_Contents"><text:span text:style-name="Source_20_Text">{</text:span></text:p>
              <text:p text:style-name="Table_20_Contents"> </text:p>
              <text:p text:style-name="Table_20_Contents"><text:span text:style-name="Source_20_Text">   public</text:span> <text:span text:style-name="Source_20_Text">function</text:span> <text:span text:style-name="Source_20_Text">index()</text:span></text:p>
              <text:p text:style-name="Table_20_Contents"><text:span text:style-name="Source_20_Text">   {</text:span></text:p>
              <text:p text:style-name="Table_20_Contents"> </text:p>
              <text:p text:style-name="Table_20_Contents"><text:span text:style-name="Source_20_Text">   }</text:span></text:p>
              <text:p text:style-name="Table_20_Contents"><text:span text:style-name="Source_20_Text">}</text:span></text:p>
            </table:table-cell>
          </table:table-row>
        </table:table>
        <text:p text:style-name="Text_20_body"/>
      </text:section>
      <text:p text:style-name="Text_20_body">Lastly create our view file <text:span text:style-name="Strong_20_Emphasis">src/Template/Searches/index.ctp</text:span>. Below is the code for the view file:</text:p>
      <text:section text:style-name="Sect1" text:name="highlighter_985244">
        <text:p text:style-name="P5"><text:a xlink:type="simple" xlink:href="https://www.startutorial.com/articles/view/building-custom-search-engine-with-algolia-and-cakephp-3#" text:style-name="Internet_20_link" text:visited-style-name="Visited_20_Internet_20_Link">?</text:a></text:p>
        <table:table table:name="Tabela16" table:style-name="Tabela16">
          <table:table-column table:style-name="Tabela16.A"/>
          <table:table-column table:style-name="Tabela16.B"/>
          <table:table-row table:style-name="TableLine94761714929376">
            <table:table-cell table:style-name="Tabela16.A1" office:value-type="string">
              <text:p text:style-name="Table_20_Contents">1</text:p>
              <text:p text:style-name="Table_20_Contents">2</text:p>
              <text:p text:style-name="Table_20_Contents">3</text:p>
              <text:p text:style-name="Table_20_Contents">4</text:p>
              <text:p text:style-name="Table_20_Contents">5</text:p>
              <text:p text:style-name="Table_20_Contents">6</text:p>
              <text:p text:style-name="Table_20_Contents">7</text:p>
              <text:p text:style-name="Table_20_Contents">8</text:p>
              <text:p text:style-name="Table_20_Contents">9</text:p>
              <text:p text:style-name="Table_20_Contents">10</text:p>
              <text:p text:style-name="Table_20_Contents">11</text:p>
              <text:p text:style-name="Table_20_Contents">12</text:p>
              <text:p text:style-name="Table_20_Contents">13</text:p>
              <text:p text:style-name="Table_20_Contents">14</text:p>
              <text:p text:style-name="Table_20_Contents">15</text:p>
              <text:p text:style-name="Table_20_Contents">16</text:p>
              <text:p text:style-name="Table_20_Contents">17</text:p>
              <text:p text:style-name="Table_20_Contents">18</text:p>
              <text:p text:style-name="Table_20_Contents">19</text:p>
              <text:p text:style-name="Table_20_Contents">20</text:p>
              <text:p text:style-name="Table_20_Contents">21</text:p>
              <text:p text:style-name="Table_20_Contents">22</text:p>
              <text:p text:style-name="Table_20_Contents">23</text:p>
              <text:p text:style-name="Table_20_Contents">24</text:p>
              <text:p text:style-name="Table_20_Contents">25</text:p>
              <text:p text:style-name="Table_20_Contents">26</text:p>
              <text:p text:style-name="Table_20_Contents">27</text:p>
              <text:p text:style-name="Table_20_Contents">28</text:p>
              <text:p text:style-name="Table_20_Contents">29</text:p>
              <text:p text:style-name="Table_20_Contents">30</text:p>
              <text:p text:style-name="Table_20_Contents"><text:soft-page-break/>31</text:p>
              <text:p text:style-name="Table_20_Contents">32</text:p>
              <text:p text:style-name="Table_20_Contents">33</text:p>
              <text:p text:style-name="Table_20_Contents">34</text:p>
              <text:p text:style-name="Table_20_Contents">35</text:p>
              <text:p text:style-name="Table_20_Contents">36</text:p>
              <text:p text:style-name="Table_20_Contents">37</text:p>
              <text:p text:style-name="Table_20_Contents">38</text:p>
              <text:p text:style-name="Table_20_Contents">39</text:p>
              <text:p text:style-name="Table_20_Contents">40</text:p>
              <text:p text:style-name="Table_20_Contents">41</text:p>
              <text:p text:style-name="Table_20_Contents">42</text:p>
              <text:p text:style-name="Table_20_Contents">43</text:p>
              <text:p text:style-name="Table_20_Contents">44</text:p>
              <text:p text:style-name="Table_20_Contents">45</text:p>
              <text:p text:style-name="Table_20_Contents">46</text:p>
              <text:p text:style-name="Table_20_Contents">47</text:p>
              <text:p text:style-name="Table_20_Contents">48</text:p>
              <text:p text:style-name="Table_20_Contents">49</text:p>
              <text:p text:style-name="Table_20_Contents">50</text:p>
              <text:p text:style-name="Table_20_Contents">51</text:p>
              <text:p text:style-name="Table_20_Contents">52</text:p>
              <text:p text:style-name="Table_20_Contents">53</text:p>
              <text:p text:style-name="Table_20_Contents">54</text:p>
              <text:p text:style-name="Table_20_Contents">55</text:p>
              <text:p text:style-name="Table_20_Contents">56</text:p>
              <text:p text:style-name="Table_20_Contents">57</text:p>
              <text:p text:style-name="Table_20_Contents">58</text:p>
              <text:p text:style-name="Table_20_Contents">59</text:p>
              <text:p text:style-name="Table_20_Contents">60</text:p>
              <text:p text:style-name="Table_20_Contents">61</text:p>
              <text:p text:style-name="Table_20_Contents">62</text:p>
              <text:p text:style-name="Table_20_Contents">63</text:p>
              <text:p text:style-name="Table_20_Contents">64</text:p>
              <text:p text:style-name="Table_20_Contents">65</text:p>
              <text:p text:style-name="Table_20_Contents">66</text:p>
              <text:p text:style-name="Table_20_Contents">67</text:p>
              <text:p text:style-name="Table_20_Contents">68</text:p>
              <text:p text:style-name="Table_20_Contents">69</text:p>
              <text:p text:style-name="Table_20_Contents">70</text:p>
              <text:p text:style-name="Table_20_Contents">71</text:p>
            </table:table-cell>
            <table:table-cell table:style-name="Tabela16.A1" office:value-type="string">
              <text:p text:style-name="Table_20_Contents"><text:span text:style-name="Source_20_Text">&lt;?php</text:span></text:p>
              <text:p text:style-name="Table_20_Contents"><text:span text:style-name="Source_20_Text">use</text:span> <text:span text:style-name="Source_20_Text">Cake\Core\Configure;</text:span></text:p>
              <text:p text:style-name="Table_20_Contents"><text:span text:style-name="Source_20_Text">?&gt;</text:span></text:p>
              <text:p text:style-name="Table_20_Contents"> </text:p>
              <text:p text:style-name="Table_20_Contents"><text:span text:style-name="Source_20_Text">&lt;header&gt;</text:span></text:p>
              <text:p text:style-name="Table_20_Contents"><text:span text:style-name="Source_20_Text">    &lt;a href="?"</text:span> <text:span text:style-name="Source_20_Text">title="Home"&gt;&lt;img src="img/instant_search_logo@2x.png"/&gt;&lt;/a&gt;</text:span></text:p>
              <text:p text:style-name="Table_20_Contents"><text:span text:style-name="Source_20_Text">    &lt;div id="search-input"&gt;&lt;/div&gt;</text:span></text:p>
              <text:p text:style-name="Table_20_Contents"><text:span text:style-name="Source_20_Text">    &lt;div id="search-input-icon"&gt;&lt;/div&gt;</text:span></text:p>
              <text:p text:style-name="Table_20_Contents"><text:span text:style-name="Source_20_Text">&lt;/header&gt;</text:span></text:p>
              <text:p text:style-name="Table_20_Contents"> </text:p>
              <text:p text:style-name="Table_20_Contents"><text:span text:style-name="Source_20_Text">&lt;main&gt;</text:span></text:p>
              <text:p text:style-name="Table_20_Contents"><text:span text:style-name="Source_20_Text">    &lt;div id="right-column"&gt;</text:span></text:p>
              <text:p text:style-name="Table_20_Contents"><text:span text:style-name="Source_20_Text">        &lt;div id="hits"&gt;&lt;/div&gt;</text:span></text:p>
              <text:p text:style-name="Table_20_Contents"><text:span text:style-name="Source_20_Text">    &lt;/div&gt;</text:span></text:p>
              <text:p text:style-name="Table_20_Contents"><text:span text:style-name="Source_20_Text">&lt;/main&gt;</text:span></text:p>
              <text:p text:style-name="Table_20_Contents"> </text:p>
              <text:p text:style-name="Table_20_Contents"> </text:p>
              <text:p text:style-name="Table_20_Contents"><text:span text:style-name="Source_20_Text">&lt;script type="text/html"</text:span> <text:span text:style-name="Source_20_Text">id="hit-template"&gt;</text:span></text:p>
              <text:p text:style-name="Table_20_Contents"><text:span text:style-name="Source_20_Text">    &lt;div class="hit"&gt;</text:span></text:p>
              <text:p text:style-name="Table_20_Contents"><text:span text:style-name="Source_20_Text">        &lt;div class="hit-content"&gt;</text:span></text:p>
              <text:p text:style-name="Table_20_Contents"><text:span text:style-name="Source_20_Text">            &lt;h3 class="hit-title"&gt;{{title}}&lt;/h3&gt;</text:span></text:p>
              <text:p text:style-name="Table_20_Contents"><text:span text:style-name="Source_20_Text">            &lt;p class="hit-description"&gt;{{{_highlightResult.description.value}}}&lt;/p&gt;</text:span></text:p>
              <text:p text:style-name="Table_20_Contents"><text:span text:style-name="Source_20_Text">        &lt;/div&gt;</text:span></text:p>
              <text:p text:style-name="Table_20_Contents"><text:span text:style-name="Source_20_Text">    &lt;/div&gt;</text:span></text:p>
              <text:p text:style-name="Table_20_Contents"><text:span text:style-name="Source_20_Text">&lt;/script&gt;</text:span></text:p>
              <text:p text:style-name="Table_20_Contents"> </text:p>
              <text:p text:style-name="Table_20_Contents"><text:span text:style-name="Source_20_Text">&lt;script type="text/html"</text:span> <text:span text:style-name="Source_20_Text">id="no-results-template"&gt;</text:span></text:p>
              <text:p text:style-name="Table_20_Contents"><text:span text:style-name="Source_20_Text">    &lt;div id="no-results-message"&gt;</text:span></text:p>
              <text:p text:style-name="Table_20_Contents"><text:soft-page-break/><text:span text:style-name="Source_20_Text">        &lt;p&gt;We didn't find any results for</text:span> <text:span text:style-name="Source_20_Text">the search &lt;em&gt;"{{query}}"&lt;/em&gt;.&lt;/p&gt;</text:span></text:p>
              <text:p text:style-name="Table_20_Contents"><text:span text:style-name="Source_20_Text">        &lt;a href="?"</text:span> <text:span text:style-name="Source_20_Text">class='clear-all'&gt;Clear search&lt;/a&gt;</text:span></text:p>
              <text:p text:style-name="Table_20_Contents"><text:span text:style-name="Source_20_Text">    &lt;/div&gt;</text:span></text:p>
              <text:p text:style-name="Table_20_Contents"><text:span text:style-name="Source_20_Text">&lt;/script&gt;</text:span></text:p>
              <text:p text:style-name="Table_20_Contents"> </text:p>
              <text:p text:style-name="Table_20_Contents"><text:span text:style-name="Source_20_Text">&lt;script&gt;</text:span></text:p>
              <text:p text:style-name="Table_20_Contents"><text:span text:style-name="Source_20_Text">    function</text:span> <text:span text:style-name="Source_20_Text">getTemplate(templateName) {</text:span></text:p>
              <text:p text:style-name="Table_20_Contents"><text:span text:style-name="Source_20_Text">        return</text:span> <text:span text:style-name="Source_20_Text">document.querySelector('#'</text:span> <text:span text:style-name="Source_20_Text">+ templateName + '-template').innerHTML;</text:span></text:p>
              <text:p text:style-name="Table_20_Contents"><text:span text:style-name="Source_20_Text">    }</text:span></text:p>
              <text:p text:style-name="Table_20_Contents"> </text:p>
              <text:p text:style-name="Table_20_Contents"><text:span text:style-name="Source_20_Text">    var</text:span> <text:span text:style-name="Source_20_Text">search = instantsearch({</text:span></text:p>
              <text:p text:style-name="Table_20_Contents"><text:span text:style-name="Source_20_Text">        appId: '&lt;?= Configure::read('Algolia.appId');?&gt;',</text:span></text:p>
              <text:p text:style-name="Table_20_Contents"><text:span text:style-name="Source_20_Text">        apiKey: '&lt;?= Configure::read('Algolia.apiKey.search');?&gt;',</text:span></text:p>
              <text:p text:style-name="Table_20_Contents"><text:span text:style-name="Source_20_Text">        indexName: '&lt;?= Configure::read('Algolia.index');?&gt;',</text:span></text:p>
              <text:p text:style-name="Table_20_Contents"><text:span text:style-name="Source_20_Text">        urlSync: { // optionnal, activate url sync if defined</text:span></text:p>
              <text:p text:style-name="Table_20_Contents"><text:span text:style-name="Source_20_Text">            useHash: false</text:span></text:p>
              <text:p text:style-name="Table_20_Contents"><text:span text:style-name="Source_20_Text">        }</text:span></text:p>
              <text:p text:style-name="Table_20_Contents"><text:span text:style-name="Source_20_Text">    });</text:span></text:p>
              <text:p text:style-name="Table_20_Contents"> </text:p>
              <text:p text:style-name="Table_20_Contents"><text:span text:style-name="Source_20_Text">    // add a searchBox widget</text:span></text:p>
              <text:p text:style-name="Table_20_Contents"><text:span text:style-name="Source_20_Text">    search.addWidget(</text:span></text:p>
              <text:p text:style-name="Table_20_Contents"><text:span text:style-name="Source_20_Text">        instantsearch.widgets.searchBox({</text:span></text:p>
              <text:p text:style-name="Table_20_Contents"><text:span text:style-name="Source_20_Text">            container: '#search-input',</text:span></text:p>
              <text:p text:style-name="Table_20_Contents"><text:span text:style-name="Source_20_Text">            placeholder: 'Search for tutorials in Star Tutorial...'</text:span></text:p>
              <text:p text:style-name="Table_20_Contents"><text:span text:style-name="Source_20_Text">        })</text:span></text:p>
              <text:p text:style-name="Table_20_Contents"><text:span text:style-name="Source_20_Text">    );</text:span></text:p>
              <text:p text:style-name="Table_20_Contents"> </text:p>
              <text:p text:style-name="Table_20_Contents"><text:span text:style-name="Source_20_Text">    // add a hits widget</text:span></text:p>
              <text:p text:style-name="Table_20_Contents"><text:span text:style-name="Source_20_Text">    search.addWidget(</text:span></text:p>
              <text:p text:style-name="Table_20_Contents"><text:span text:style-name="Source_20_Text">        instantsearch.widgets.hits({</text:span></text:p>
              <text:p text:style-name="Table_20_Contents"><text:span text:style-name="Source_20_Text">            container: '#hits',</text:span></text:p>
              <text:p text:style-name="Table_20_Contents"><text:span text:style-name="Source_20_Text">            hitsPerPage: 10,</text:span></text:p>
              <text:p text:style-name="Table_20_Contents"><text:span text:style-name="Source_20_Text">            templates: {</text:span></text:p>
              <text:p text:style-name="Table_20_Contents"><text:span text:style-name="Source_20_Text">                item: getTemplate('hit'),</text:span></text:p>
              <text:p text:style-name="Table_20_Contents"><text:span text:style-name="Source_20_Text">                empty: getTemplate('no-results')</text:span></text:p>
              <text:p text:style-name="Table_20_Contents"><text:span text:style-name="Source_20_Text">            },</text:span></text:p>
              <text:p text:style-name="Table_20_Contents"><text:span text:style-name="Source_20_Text">            autoHideContainer: true</text:span></text:p>
              <text:p text:style-name="Table_20_Contents"><text:span text:style-name="Source_20_Text">        })</text:span></text:p>
              <text:p text:style-name="Table_20_Contents"><text:span text:style-name="Source_20_Text">    );</text:span></text:p>
              <text:p text:style-name="Table_20_Contents"> </text:p>
              <text:p text:style-name="Table_20_Contents"><text:span text:style-name="Source_20_Text">    // start</text:span></text:p>
              <text:p text:style-name="Table_20_Contents"><text:span text:style-name="Source_20_Text">    search.start();</text:span></text:p>
              <text:p text:style-name="Table_20_Contents"><text:span text:style-name="Source_20_Text">&lt;/script&gt;</text:span></text:p>
            </table:table-cell>
          </table:table-row>
        </table:table>
        <text:p text:style-name="Text_20_body"/>
      </text:section>
      <text:p text:style-name="Text_20_body">The instantsearch.js uses a template engine called mustache.js. For detailed usage of instantsearch.js, check out its <text:a xlink:type="simple" xlink:href="https://community.algolia.com/instantsearch.js/documentation/" text:style-name="Internet_20_link" text:visited-style-name="Visited_20_Internet_20_Link">official manual</text:a>. </text:p>
      <text:h text:style-name="Heading_20_2" text:outline-level="2"><text:bookmark text:name="toc_10"/><text:soft-page-break/>The End</text:h>
      <text:p text:style-name="Text_20_body">We have used Algolia in CakePHP 3 to build a simple custom search engine. With what you have learned from this tutorial, you can expand further to build something powerful. </text:p>
      <text:p text:style-name="Standard"><text:a xlink:type="simple" xlink:href="https://www.startutorial.com/articles/view/building-custom-search-engine-with-algolia-and-cakephp-3" text:style-name="Internet_20_link" text:visited-style-name="Visited_20_Internet_20_Link">https://www.startutorial.com/articles/view/building-custom-search-engine-with-algolia-and-cakephp-3</text:a></text:p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Times New Roman" svg:font-family="'Times New Roman'" style:font-family-generic="roman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Lohit Devanagari1" style:font-family-complex="'Lohit Devanagari'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2T14:56:14.662790523</meta:creation-date>
    <dc:date>2021-05-12T14:57:04.464500268</dc:date>
    <meta:editing-duration>PT51S</meta:editing-duration>
    <meta:editing-cycles>1</meta:editing-cycles>
    <meta:document-statistic meta:table-count="16" meta:image-count="0" meta:object-count="0" meta:page-count="14" meta:paragraph-count="933" meta:word-count="2119" meta:character-count="15751" meta:non-whitespace-character-count="12648"/>
    <meta:generator>LibreOffice/6.4.7.2$Linux_X86_64 LibreOffice_project/40$Build-2</meta:generator>
  </office:meta>
</office:document-meta>
</file>